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2000010E0000352600000027FE1BEE0835C58AA0.svm" manifest:media-type=""/>
  <manifest:file-entry manifest:full-path="Pictures/1000020100000A9300000672601ADAC5F99D5349.png" manifest:media-type="image/png"/>
  <manifest:file-entry manifest:full-path="Pictures/10000201000001CA000000863AD3BAC9B149B2CE.png" manifest:media-type="image/png"/>
  <manifest:file-entry manifest:full-path="Pictures/1000000000000295000000C2AA5C09C5813DC296.jpg" manifest:media-type="image/jpeg"/>
  <manifest:file-entry manifest:full-path="Pictures/100000000000002000000020B2FF2A327EABC87D.png" manifest:media-type="image/png"/>
  <manifest:file-entry manifest:full-path="Pictures/100000000000042B000003208BE499AC75AC72E4.jpg" manifest:media-type="image/jpeg"/>
  <manifest:file-entry manifest:full-path="Pictures/1000000000000E9A0000001BCD3974EF61C6F41F.png" manifest:media-type="image/png"/>
  <manifest:file-entry manifest:full-path="Pictures/100000000000000D0000000D71E94F11921A5DE8.png" manifest:media-type="image/png"/>
  <manifest:file-entry manifest:full-path="Pictures/10000201000000BE000000BE9F67E86A3DC025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Bold1" svg:font-family="DIN-Bold"/>
    <style:font-face style:name="Times New Roman2" svg:font-family="'Times New Roman'"/>
    <style:font-face style:name="Univers 45 Light3" svg:font-family="'Univers 45 Light'"/>
    <style:font-face style:name="Univers LD" svg:font-family="'Univers LD'"/>
    <style:font-face style:name="Univers Light1" svg:font-family="'Univers Light'"/>
    <style:font-face style:name="Ubuntu Mono" svg:font-family="'Ubuntu Mono'" style:font-pitch="fixed"/>
    <style:font-face style:name="Times New Roman3" svg:font-family="'Times New Roman'" style:font-family-generic="roman" style:font-pitch="fixed"/>
    <style:font-face style:name="ＭＳ Ｐゴシック1" svg:font-family="'ＭＳ Ｐゴシック'" style:font-family-generic="roman" style:font-pitch="fixed"/>
    <style:font-face style:name="Arial1" svg:font-family="Arial" style:font-pitch="variable"/>
    <style:font-face style:name="DIN-Bold" svg:font-family="DIN-Bold" style:font-pitch="variable"/>
    <style:font-face style:name="Liberation Sans1" svg:font-family="'Liberation Sans'" style:font-pitch="variable"/>
    <style:font-face style:name="Lohit Hindi2" svg:font-family="'Lohit Hindi'" style:font-pitch="variable"/>
    <style:font-face style:name="Noto Sans Devanagari1" svg:font-family="'Noto Sans Devanagari'" style:font-pitch="variable"/>
    <style:font-face style:name="Times New Roman1" svg:font-family="'Times New Roman'" style:font-pitch="variable"/>
    <style:font-face style:name="Univers 45 Light" svg:font-family="'Univers 45 Light'" style:font-pitch="variable"/>
    <style:font-face style:name="Univers 45 Light1" svg:font-family="'Univers 45 Light'" style:font-adornments="Bold" style:font-pitch="variable"/>
    <style:font-face style:name="Univers LT Std" svg:font-family="'Univers LT Std'" style:font-pitch="variable"/>
    <style:font-face style:name="Univers LT Std1" svg:font-family="'Univers LT Std'" style:font-adornments="45 Light" style:font-pitch="variable"/>
    <style:font-face style:name="Univers Light" svg:font-family="'Univers Light'" style:font-pitch="variable"/>
    <style:font-face style:name="AR PL New Sung1" svg:font-family="'AR PL New Sung'" style:font-family-generic="roman" style:font-pitch="variable"/>
    <style:font-face style:name="Arial" svg:font-family="Arial" style:font-family-generic="roman" style:font-pitch="variable"/>
    <style:font-face style:name="DIN-Bold2" svg:font-family="DIN-Bold" style:font-family-generic="roman" style:font-pitch="variable"/>
    <style:font-face style:name="Liberation Sans" svg:font-family="'Liberation Sans'" style:font-family-generic="roman" style:font-pitch="variable"/>
    <style:font-face style:name="Noto Sans Devanagari2" svg:font-family="'Noto Sans Devanagari'" style:font-family-generic="roman" style:font-pitch="variable"/>
    <style:font-face style:name="Times New Roman" svg:font-family="'Times New Roman'" style:font-family-generic="roman" style:font-pitch="variable"/>
    <style:font-face style:name="Univers 45 Light2" svg:font-family="'Univers 45 Light'" style:font-family-generic="roman" style:font-pitch="variable"/>
    <style:font-face style:name="ＭＳ Ｐゴシック" svg:font-family="'ＭＳ Ｐゴシック'" style:font-family-generic="roman" style:font-pitch="variable"/>
    <style:font-face style:name="Arial2" svg:font-family="Arial" style:font-family-generic="swiss" style:font-pitch="variable"/>
    <style:font-face style:name="DIN" svg:font-family="DIN" style:font-family-generic="swiss" style:font-pitch="variable"/>
    <style:font-face style:name="DIN-Bold3" svg:font-family="DIN-Bold" style:font-family-generic="swiss" style:font-pitch="variable"/>
    <style:font-face style:name="Droid Sans Fallback1" svg:font-family="'Droid Sans Fallback'" style:font-family-generic="swiss" style:font-pitch="variable"/>
    <style:font-face style:name="Lohit Hindi1" svg:font-family="'Lohit Hindi'" style:font-family-generic="swiss" style:font-pitch="variable"/>
    <style:font-face style:name="Univers" svg:font-family="Univers" style:font-family-generic="swiss" style:font-pitch="variable"/>
    <style:font-face style:name="Univers1" svg:font-family="Univers" style:font-adornments="Regular" style:font-family-generic="swiss" style:font-pitch="variable"/>
    <style:font-face style:name="Verdana" svg:font-family="Verdana" style:font-family-generic="swiss" style:font-pitch="variable"/>
    <style:font-face style:name="AR PL New Sung" svg:font-family="'AR PL New Sung'"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2.685cm" fo:min-width="18.296cm"/>
    </style:style>
    <style:style style:name="gr2" style:family="graphic" style:parent-style-name="standard">
      <style:graphic-properties draw:stroke="none" svg:stroke-color="#000000" draw:fill="none" draw:fill-color="#ffffff" draw:textarea-horizontal-align="left" draw:auto-grow-height="true" draw:auto-grow-width="false" fo:min-height="1.168cm" fo:min-width="22.614cm"/>
    </style:style>
    <style:style style:name="gr3"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gr4" style:family="graphic" style:parent-style-name="standard" style:list-style-name="L6">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gr5" style:family="graphic">
      <style:graphic-properties style:protect="size"/>
    </style:style>
    <style:style style:name="pr1" style:family="presentation" style:parent-style-name="allgemein_5f_deu-notes">
      <style:graphic-properties draw:fill-color="#ffffff" draw:auto-grow-height="true" fo:min-height="12.383cm"/>
    </style:style>
    <style:style style:name="pr2" style:family="presentation" style:parent-style-name="Master1-Layout2-obj-Titel-und-Inhalt-title">
      <style:graphic-properties draw:auto-grow-height="true" fo:min-height="1.157cm"/>
    </style:style>
    <style:style style:name="pr3" style:family="presentation" style:parent-style-name="Master1-Layout2-obj-Titel-und-Inhalt-outline1">
      <style:graphic-properties draw:auto-grow-height="true" fo:min-height="12.573cm"/>
    </style:style>
    <style:style style:name="pr4" style:family="presentation" style:parent-style-name="Master1-Layout2-obj-Titel-und-Inhalt-notes">
      <style:graphic-properties draw:fill-color="#ffffff" draw:auto-grow-height="true" fo:min-height="12.383cm"/>
    </style:style>
    <style:style style:name="pr5" style:family="presentation" style:parent-style-name="Master1-Layout2-obj-Titel-und-Inhalt-title">
      <style:graphic-properties fo:min-height="1.151cm"/>
    </style:style>
    <style:style style:name="pr6" style:family="presentation" style:parent-style-name="Master1-Layout2-obj-Titel-und-Inhalt-outline1">
      <style:graphic-properties fo:min-height="11.049cm"/>
    </style:style>
    <style:style style:name="pr7" style:family="presentation" style:parent-style-name="Master1-Layout2-obj-Titel-und-Inhalt-notes">
      <style:graphic-properties draw:fill-color="#ffffff" fo:min-height="12.383cm"/>
    </style:style>
    <style:style style:name="pr8" style:family="presentation" style:parent-style-name="Master1-Layout2-obj-Titel-und-Inhalt-title">
      <style:graphic-properties fo:min-height="1.157cm"/>
    </style:style>
    <style:style style:name="pr9" style:family="presentation" style:parent-style-name="Master1-Layout2-obj-Titel-und-Inhalt-outline1">
      <style:graphic-properties draw:textarea-vertical-align="middle" fo:min-height="11.049cm"/>
    </style:style>
    <style:style style:name="pr10" style:family="presentation" style:parent-style-name="Master1-Layout2-obj-Titel-und-Inhalt-outline1">
      <style:graphic-properties fo:min-height="13.494cm"/>
    </style:style>
    <style:style style:name="pr11" style:family="presentation" style:parent-style-name="Master1-Layout2-obj-Titel-und-Inhalt-outline1">
      <style:graphic-properties fo:min-height="13.748cm"/>
    </style:style>
    <style:style style:name="pr12" style:family="presentation" style:parent-style-name="Master1-Layout2-obj-Titel-und-Inhalt-title">
      <style:graphic-properties draw:auto-grow-height="true" fo:min-height="1.151cm"/>
    </style:style>
    <style:style style:name="pr13" style:family="presentation" style:parent-style-name="Master1-Layout2-obj-Titel-und-Inhalt-outline1">
      <style:graphic-properties draw:auto-grow-height="true" fo:min-height="11.049cm"/>
    </style:style>
    <style:style style:name="pr14" style:family="presentation" style:parent-style-name="Master1-Layout2-obj-Titel-und-Inhalt-subtitle">
      <style:graphic-properties draw:fill-color="#ffffff" draw:textarea-vertical-align="middle" fo:min-height="11.049cm"/>
    </style:style>
    <style:style style:name="pr15" style:family="presentation" style:parent-style-name="Master1-Layout2-obj-Titel-und-Inhalt-outline1">
      <style:graphic-properties fo:min-height="13.796cm"/>
    </style:style>
    <style:style style:name="pr16" style:family="presentation" style:parent-style-name="Master1-Layout2-obj-Titel-und-Inhalt-outline1">
      <style:graphic-properties fo:min-height="12.573cm"/>
    </style:style>
    <style:style style:name="pr17" style:family="presentation" style:parent-style-name="Master1-Layout2-obj-Titel-und-Inhalt-subtitle">
      <style:graphic-properties draw:fill-color="#ffffff" draw:auto-grow-height="true" fo:min-height="13.24cm"/>
    </style:style>
    <style:style style:name="P1" style:family="paragraph">
      <style:paragraph-properties fo:margin-left="3.736cm" fo:margin-right="0cm" fo:text-align="center" fo:text-indent="0cm"/>
      <style:text-properties style:font-name="DIN" fo:font-weight="normal" style:font-weight-asian="normal" style:font-weight-complex="normal"/>
    </style:style>
    <style:style style:name="P2" style:family="paragraph">
      <loext:graphic-properties draw:fill="none" draw:fill-color="#ffffff"/>
      <style:paragraph-properties fo:margin-left="3.736cm" fo:margin-right="0cm" fo:text-align="center" fo:text-indent="0cm"/>
      <style:text-properties fo:color="#ff6633" style:font-name="DIN" fo:font-size="28pt" fo:font-weight="normal" style:font-size-asian="28pt" style:font-weight-asian="normal" style:font-size-complex="28pt" style:font-weight-complex="normal"/>
    </style:style>
    <style:style style:name="P3" style:family="paragraph">
      <style:paragraph-properties fo:margin-top="0.494cm" fo:margin-bottom="0cm" fo:text-align="center" style:punctuation-wrap="hanging"/>
    </style:style>
    <style:style style:name="P4" style:family="paragraph">
      <loext:graphic-properties draw:fill="none" draw:fill-color="#ffffff"/>
      <style:paragraph-properties fo:margin-top="0.494cm" fo:margin-bottom="0cm" fo:text-align="center" style:punctuation-wrap="hanging"/>
      <style:text-properties style:font-name="Univers Light1" fo:font-size="18pt" style:font-size-asian="18pt" style:font-size-complex="18pt"/>
    </style:style>
    <style:style style:name="P5" style:family="paragraph">
      <loext:graphic-properties draw:fill="none"/>
      <style:paragraph-properties fo:text-align="start" style:font-independent-line-spacing="true"/>
      <style:text-properties style:font-name="Univers Light1" fo:font-size="18pt"/>
    </style:style>
    <style:style style:name="P6" style:family="paragraph">
      <style:paragraph-properties fo:margin-left="0cm" fo:margin-right="0cm" fo:margin-top="0.318cm" fo:margin-bottom="0cm" fo:text-align="start" fo:text-indent="0cm" style:punctuation-wrap="hanging"/>
      <style:text-properties fo:hyphenate="false"/>
    </style:style>
    <style:style style:name="P7" style:family="paragraph">
      <loext:graphic-properties draw:fill="none"/>
      <style:paragraph-properties fo:margin-left="0cm" fo:margin-right="0cm" fo:margin-top="0.318cm" fo:margin-bottom="0cm" fo:text-align="start" fo:text-indent="0cm" style:punctuation-wrap="hanging" style:font-independent-line-spacing="true"/>
      <style:text-properties style:font-name="Univers LT Std1" fo:font-size="17pt" style:font-size-asian="17pt" style:font-size-complex="17pt" fo:hyphenate="false"/>
    </style:style>
    <style:style style:name="P8" style:family="paragraph">
      <loext:graphic-properties draw:fill-color="#ffffff"/>
    </style:style>
    <style:style style:name="P9" style:family="paragraph">
      <style:text-properties style:font-name="DIN"/>
    </style:style>
    <style:style style:name="P10" style:family="paragraph">
      <style:text-properties fo:color="#000080" style:font-name="DIN"/>
    </style:style>
    <style:style style:name="P11" style:family="paragraph">
      <style:text-properties style:font-name="Univers LT Std1"/>
    </style:style>
    <style:style style:name="P12" style:family="paragraph">
      <style:text-properties style:font-name="Ubuntu Mono"/>
    </style:style>
    <style:style style:name="P13" style:family="paragraph">
      <style:paragraph-properties fo:margin-top="0cm" fo:margin-bottom="0cm"/>
      <style:text-properties style:font-name="Ubuntu Mono"/>
    </style:style>
    <style:style style:name="P14" style:family="paragraph">
      <style:paragraph-properties fo:margin-left="1.245cm" fo:margin-right="0cm" fo:margin-top="0cm" fo:margin-bottom="0cm" fo:text-indent="0cm"/>
      <style:text-properties style:font-name="Ubuntu Mono"/>
    </style:style>
    <style:style style:name="P15" style:family="paragraph">
      <style:paragraph-properties fo:margin-left="2.491cm" fo:margin-right="0cm" fo:margin-top="0cm" fo:margin-bottom="0cm" fo:text-indent="0cm"/>
      <style:text-properties style:font-name="Ubuntu Mono"/>
    </style:style>
    <style:style style:name="P16" style:family="paragraph">
      <style:paragraph-properties fo:margin-left="0cm" fo:margin-right="0cm" fo:text-indent="0cm"/>
      <style:text-properties style:font-name="Ubuntu Mono"/>
    </style:style>
    <style:style style:name="P17" style:family="paragraph">
      <style:paragraph-properties fo:margin-left="2.491cm" fo:margin-right="0cm" fo:text-indent="0cm"/>
      <style:text-properties style:font-name="Ubuntu Mono"/>
    </style:style>
    <style:style style:name="P18" style:family="paragraph">
      <style:paragraph-properties fo:margin-left="1.245cm" fo:margin-right="0cm" fo:text-indent="0cm"/>
    </style:style>
    <style:style style:name="P19" style:family="paragraph">
      <style:paragraph-properties fo:margin-left="0cm" fo:margin-right="0cm" fo:margin-top="0cm" fo:margin-bottom="0cm" fo:text-indent="0cm"/>
    </style:style>
    <style:style style:name="P20" style:family="paragraph">
      <style:paragraph-properties fo:margin-left="1.245cm" fo:margin-right="0cm" fo:margin-top="0cm" fo:margin-bottom="0cm" fo:text-indent="0cm"/>
    </style:style>
    <style:style style:name="P21" style:family="paragraph">
      <style:paragraph-properties fo:margin-left="0cm" fo:margin-right="0cm" fo:margin-top="0cm" fo:margin-bottom="0.5cm" fo:text-indent="0cm"/>
    </style:style>
    <style:style style:name="P22" style:family="paragraph">
      <style:paragraph-properties fo:margin-left="0cm" fo:margin-right="0cm" fo:text-indent="0cm"/>
    </style:style>
    <style:style style:name="P23" style:family="paragraph">
      <style:paragraph-properties fo:margin-left="2.491cm" fo:margin-right="0cm" fo:margin-top="0cm" fo:margin-bottom="0cm" fo:text-indent="0cm"/>
    </style:style>
    <style:style style:name="P24" style:family="paragraph">
      <style:paragraph-properties fo:margin-left="2.491cm" fo:margin-right="0cm" fo:text-indent="0cm"/>
    </style:style>
    <style:style style:name="P25" style:family="paragraph">
      <style:paragraph-properties fo:margin-left="3.736cm" fo:margin-right="0cm" fo:margin-top="0cm" fo:margin-bottom="0cm" fo:text-indent="0cm"/>
      <style:text-properties style:font-name="Ubuntu Mono"/>
    </style:style>
    <style:style style:name="P26" style:family="paragraph">
      <style:paragraph-properties fo:margin-left="0cm" fo:margin-right="0cm" fo:margin-top="0cm" fo:margin-bottom="0cm" fo:text-indent="0cm"/>
      <style:text-properties style:font-name="Ubuntu Mono"/>
    </style:style>
    <style:style style:name="P27" style:family="paragraph">
      <style:paragraph-properties fo:margin-left="0cm" fo:margin-right="0cm" fo:margin-top="0cm" fo:margin-bottom="0.5cm" fo:text-indent="0cm"/>
      <style:text-properties style:font-name="Ubuntu Mono"/>
    </style:style>
    <style:style style:name="P28" style:family="paragraph">
      <style:paragraph-properties fo:margin-top="0cm" fo:margin-bottom="0.5cm"/>
    </style:style>
    <style:style style:name="P29" style:family="paragraph">
      <style:paragraph-properties fo:margin-left="2.491cm" fo:margin-right="0cm" fo:margin-top="0cm" fo:margin-bottom="0.4cm" fo:text-indent="0cm"/>
    </style:style>
    <style:style style:name="P30" style:family="paragraph">
      <style:paragraph-properties fo:text-align="center"/>
    </style:style>
    <style:style style:name="P31" style:family="paragraph">
      <style:paragraph-properties fo:text-align="start"/>
      <style:text-properties style:font-name="Univers LT Std" fo:font-size="18pt" style:font-size-asian="18pt" style:font-size-complex="18pt"/>
    </style:style>
    <style:style style:name="P32" style:family="paragraph">
      <loext:graphic-properties draw:fill-color="#ffffff"/>
      <style:text-properties style:font-name="Univers LT Std" fo:font-size="18pt" style:font-size-asian="18pt" style:font-size-complex="18pt"/>
    </style:style>
    <style:style style:name="P33" style:family="paragraph">
      <style:paragraph-properties fo:margin-top="0cm" fo:margin-bottom="0.5cm"/>
      <style:text-properties style:font-name="Ubuntu Mono"/>
    </style:style>
    <style:style style:name="P34" style:family="paragraph">
      <style:paragraph-properties fo:margin-left="2.491cm" fo:margin-right="0cm" fo:margin-top="0cm" fo:margin-bottom="0.5cm" fo:text-indent="0cm"/>
    </style:style>
    <style:style style:name="P35" style:family="paragraph">
      <style:paragraph-properties fo:margin-left="3.736cm" fo:margin-right="0cm" fo:margin-top="0cm" fo:margin-bottom="0cm" fo:text-indent="0cm"/>
    </style:style>
    <style:style style:name="P36" style:family="paragraph">
      <style:paragraph-properties fo:margin-left="4.981cm" fo:margin-right="0cm" fo:margin-top="0cm" fo:margin-bottom="0cm" fo:text-indent="0cm"/>
    </style:style>
    <style:style style:name="P37" style:family="paragraph">
      <style:paragraph-properties fo:margin-left="3.736cm" fo:margin-right="0cm" fo:text-indent="0cm"/>
    </style:style>
    <style:style style:name="P38" style:family="paragraph">
      <loext:graphic-properties draw:fill-color="#ffffff"/>
      <style:text-properties fo:font-size="20pt"/>
    </style:style>
    <style:style style:name="P39" style:family="paragraph">
      <style:paragraph-properties fo:margin-left="0cm" fo:margin-right="0cm" fo:text-align="center" fo:text-indent="0cm"/>
    </style:style>
    <style:style style:name="P40" style:family="paragraph">
      <loext:graphic-properties draw:fill-color="#ffffff"/>
      <style:paragraph-properties fo:margin-left="0cm" fo:margin-right="0cm" fo:text-indent="0cm"/>
      <style:text-properties style:font-name="Univers" fo:font-size="54pt" fo:font-weight="normal" style:font-size-asian="54pt" style:font-weight-asian="normal" style:font-size-complex="54pt" style:font-weight-complex="normal"/>
    </style:style>
    <style:style style:name="T1" style:family="text">
      <style:text-properties fo:color="#ff6633" style:font-name="DIN" fo:font-size="28pt" fo:font-weight="normal" style:font-size-asian="28pt" style:font-weight-asian="normal" style:font-size-complex="28pt" style:font-weight-complex="normal"/>
    </style:style>
    <style:style style:name="T2" style:family="text">
      <style:text-properties fo:color="#e56b20" style:font-name="Univers LT Std" fo:font-size="22pt" style:letter-kerning="false" style:font-size-asian="22pt" style:font-name-complex="Univers 45 Light3" style:font-size-complex="22pt"/>
    </style:style>
    <style:style style:name="T3" style:family="text">
      <style:text-properties fo:color="#ffffff" style:text-line-through-style="none" style:text-line-through-type="none" style:font-name="Univers LT Std1" fo:font-size="17pt" fo:letter-spacing="normal" fo:font-style="normal" style:text-underline-style="none" fo:font-weight="normal" style:font-size-asian="17pt" style:font-style-asian="normal" style:font-weight-asian="normal" style:font-name-complex="Univers Light1" style:font-size-complex="17pt" style:font-style-complex="normal" style:font-weight-complex="normal"/>
    </style:style>
    <style:style style:name="T4" style:family="text">
      <style:text-properties fo:color="#000080" style:font-name="DIN"/>
    </style:style>
    <style:style style:name="T5" style:family="text">
      <style:text-properties style:font-name="Univers LT Std1"/>
    </style:style>
    <style:style style:name="T6" style:family="text">
      <style:text-properties style:font-name="Ubuntu Mono"/>
    </style:style>
    <style:style style:name="T7" style:family="text">
      <style:text-properties style:font-name="Univers LT Std"/>
    </style:style>
    <style:style style:name="T8" style:family="text">
      <style:text-properties fo:color="#800000" style:font-name="Ubuntu Mono"/>
    </style:style>
    <style:style style:name="T9" style:family="text">
      <style:text-properties fo:color="#008000" style:font-name="Ubuntu Mono"/>
    </style:style>
    <style:style style:name="T10" style:family="text">
      <style:text-properties fo:color="#2323dc" style:font-name="Ubuntu Mono"/>
    </style:style>
    <style:style style:name="T11" style:family="text">
      <style:text-properties style:font-name="DIN"/>
    </style:style>
    <style:style style:name="T12" style:family="text">
      <style:text-properties style:font-name="Univers LT Std1" fo:font-style="italic" style:font-style-asian="italic" style:font-style-complex="italic"/>
    </style:style>
    <style:style style:name="T13" style:family="text">
      <style:text-properties style:font-name="Univers LT Std" fo:font-size="18pt" style:font-size-asian="18pt" style:font-size-complex="18pt"/>
    </style:style>
    <style:style style:name="T14" style:family="text">
      <style:text-properties style:font-name="Univers LT Std" fo:font-size="18pt" fo:font-style="italic" style:font-size-asian="18pt" style:font-style-asian="italic" style:font-size-complex="18pt" style:font-style-complex="italic"/>
    </style:style>
    <style:style style:name="T15" style:family="text">
      <style:text-properties fo:color="#000000" style:font-name="Ubuntu Mono"/>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style:font-name="Univers" fo:font-size="54pt" fo:font-weight="normal" style:font-size-asian="54pt" style:font-weight-asian="normal" style:font-size-complex="5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style:list-level-properties style:vertical-pos="middle" style:vertical-rel="line"/>
      </text:list-level-style-image>
      <text:list-level-style-image text:level="2" xlink:href="Pictures/10000201000000BE000000BE9F67E86A3DC02520.png" xlink:type="simple" xlink:show="embed" xlink:actuate="onLoad">
        <style:list-level-properties text:space-before="0.6cm" text:min-label-width="0.6cm" style:vertical-pos="middle" style:vertical-rel="line" fo:width="0.5cm" fo:height="0.5cm"/>
      </text:list-level-style-image>
      <text:list-level-style-bullet text:level="3" text:bullet-char="−">
        <style:list-level-properties text:space-before="1.2cm" text:min-label-width="0.6cm"/>
        <style:text-properties fo:font-family="'Segoe UI'" style:font-style-name="Standard" fo:color="#000000" fo:font-size="50%"/>
      </text:list-level-style-bullet>
      <text:list-level-style-bullet text:level="4" text:bullet-char="●">
        <style:list-level-properties text:space-before="1.8cm" text:min-label-width="0.6cm"/>
        <style:text-properties fo:font-family="'Segoe UI'" style:font-style-name="Standard" fo:color="#000000" fo:font-size="50%"/>
      </text:list-level-style-bullet>
      <text:list-level-style-bullet text:level="5" text:bullet-char="−">
        <style:list-level-properties text:space-before="2.4cm" text:min-label-width="0.6cm"/>
        <style:text-properties fo:font-family="'Times New Roman'" style:font-style-name="Standard" style:font-family-generic="roman" fo:color="#000000" fo:font-size="35%"/>
      </text:list-level-style-bullet>
      <text:list-level-style-image text:level="6">
        <style:list-level-properties text:space-before="3cm" text:min-label-width="0.6cm" style:vertical-pos="middle" style:vertical-rel="line"/>
      </text:list-level-style-image>
      <text:list-level-style-image text:level="7">
        <style:list-level-properties text:space-before="3.6cm" text:min-label-width="0.6cm" style:vertical-pos="middle" style:vertical-rel="line"/>
      </text:list-level-style-image>
      <text:list-level-style-image text:level="8">
        <style:list-level-properties text:space-before="4.2cm" text:min-label-width="0.6cm" style:vertical-pos="middle" style:vertical-rel="line"/>
      </text:list-level-style-image>
      <text:list-level-style-image text:level="9">
        <style:list-level-properties text:space-before="4.8cm" text:min-label-width="0.6cm" style:vertical-pos="middle" style:vertical-rel="line"/>
      </text:list-level-style-image>
      <text:list-level-style-image text:level="10">
        <style:list-level-properties text:space-before="5.4cm" text:min-label-width="0.6cm" style:vertical-pos="middle" style:vertical-rel="line"/>
      </text:list-level-style-image>
    </text:list-style>
    <text:list-style style:name="L3">
      <text:list-level-style-image text:level="1" xlink:href="Pictures/100000000000000D0000000D71E94F11921A5DE8.png" xlink:type="simple" xlink:show="embed" xlink:actuate="onLoad">
        <style:list-level-properties text:space-before="0.61cm" text:min-label-width="0.889cm" style:vertical-pos="middle" style:vertical-rel="line" fo:width="0.508cm" fo:height="0.508cm"/>
      </text:list-level-style-image>
      <text:list-level-style-bullet text:level="2" text:bullet-char="–">
        <style:list-level-properties text:space-before="1.6cm" text:min-label-width="0.9cm"/>
        <style:text-properties style:font-name="Times New Roman" fo:color="#c0c0c0" fo:font-size="100%"/>
      </text:list-level-style-bullet>
      <text:list-level-style-bullet text:level="3" text:bullet-char="●">
        <style:list-level-properties text:space-before="2.9cm" text:min-label-width="0.8cm"/>
        <style:text-properties fo:font-family="'Segoe UI'" style:font-style-name="Standard" fo:color="#c0c0c0" fo:font-size="45%"/>
      </text:list-level-style-bullet>
      <text:list-level-style-bullet text:level="4" text:bullet-char="-">
        <style:list-level-properties text:space-before="4.3cm" text:min-label-width="0.6cm"/>
        <style:text-properties fo:font-family="'Segoe UI'" style:font-style-name="Standard" fo:color="#c0c0c0" fo:font-size="88%"/>
      </text:list-level-style-bullet>
      <text:list-level-style-bullet text:level="5" text:bullet-char="–">
        <style:list-level-properties text:space-before="5.4cm" text:min-label-width="0.6cm"/>
        <style:text-properties fo:font-family="'Segoe UI'" style:font-style-name="Standard" fo:color="#c0c0c0" fo:font-size="75%"/>
      </text:list-level-style-bullet>
      <text:list-level-style-bullet text:level="6" text:bullet-char="●">
        <style:list-level-properties text:space-before="6.6cm" text:min-label-width="0.6cm"/>
        <style:text-properties fo:font-family="StarSymbol" fo:color="#c0c0c0" fo:font-size="45%"/>
      </text:list-level-style-bullet>
      <text:list-level-style-bullet text:level="7" text:bullet-char="●">
        <style:list-level-properties text:space-before="7.8cm" text:min-label-width="0.6cm"/>
        <style:text-properties fo:font-family="StarSymbol" fo:color="#c0c0c0" fo:font-size="45%"/>
      </text:list-level-style-bullet>
      <text:list-level-style-bullet text:level="8" text:bullet-char="●">
        <style:list-level-properties text:space-before="9cm" text:min-label-width="0.6cm"/>
        <style:text-properties fo:font-family="StarSymbol" fo:color="#c0c0c0" fo:font-size="45%"/>
      </text:list-level-style-bullet>
      <text:list-level-style-bullet text:level="9" text:bullet-char="●">
        <style:list-level-properties text:space-before="10.2cm" text:min-label-width="0.6cm"/>
        <style:text-properties fo:font-family="StarSymbol" fo:color="#c0c0c0" fo:font-size="45%"/>
      </text:list-level-style-bullet>
      <text:list-level-style-bullet text:level="10" text:bullet-char="●">
        <style:list-level-properties text:space-before="11.4cm" text:min-label-width="0.6cm"/>
        <style:text-properties fo:font-family="StarSymbol" fo:color="#c0c0c0"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61cm" text:min-label-width="0.889cm"/>
        <style:text-properties style:use-window-font-color="true" fo:font-size="100%"/>
      </text:list-level-style-number>
      <text:list-level-style-number text:level="2" style:num-suffix=")" style:num-format="1">
        <style:list-level-properties text:space-before="1.6cm" text:min-label-width="0.9cm"/>
        <style:text-properties fo:color="#c0c0c0" fo:font-size="100%"/>
      </text:list-level-style-number>
      <text:list-level-style-number text:level="3" style:num-suffix=")" style:num-format="1">
        <style:list-level-properties text:space-before="2.9cm" text:min-label-width="0.8cm"/>
        <style:text-properties fo:color="#c0c0c0" fo:font-size="100%"/>
      </text:list-level-style-number>
      <text:list-level-style-number text:level="4" style:num-suffix=")" style:num-format="1">
        <style:list-level-properties text:space-before="4.3cm" text:min-label-width="0.6cm"/>
        <style:text-properties fo:color="#c0c0c0" fo:font-size="100%"/>
      </text:list-level-style-number>
      <text:list-level-style-number text:level="5" style:num-suffix=")" style:num-format="1">
        <style:list-level-properties text:space-before="5.4cm" text:min-label-width="0.6cm"/>
        <style:text-properties fo:color="#c0c0c0" fo:font-size="100%"/>
      </text:list-level-style-number>
      <text:list-level-style-number text:level="6" style:num-suffix=")" style:num-format="1">
        <style:list-level-properties text:space-before="6.6cm" text:min-label-width="0.6cm"/>
        <style:text-properties fo:color="#c0c0c0" fo:font-size="100%"/>
      </text:list-level-style-number>
      <text:list-level-style-number text:level="7" style:num-suffix=")" style:num-format="1">
        <style:list-level-properties text:space-before="7.8cm" text:min-label-width="0.6cm"/>
        <style:text-properties fo:color="#c0c0c0" fo:font-size="100%"/>
      </text:list-level-style-number>
      <text:list-level-style-number text:level="8" style:num-suffix=")" style:num-format="1">
        <style:list-level-properties text:space-before="9cm" text:min-label-width="0.6cm"/>
        <style:text-properties fo:color="#c0c0c0" fo:font-size="100%"/>
      </text:list-level-style-number>
      <text:list-level-style-number text:level="9" style:num-suffix=")" style:num-format="1">
        <style:list-level-properties text:space-before="10.2cm" text:min-label-width="0.6cm"/>
        <style:text-properties fo:color="#c0c0c0" fo:font-size="100%"/>
      </text:list-level-style-number>
      <text:list-level-style-number text:level="10" style:num-suffix=")" style:num-format="1">
        <style:list-level-properties text:space-before="11.4cm" text:min-label-width="0.6cm"/>
        <style:text-properties fo:color="#c0c0c0" fo:font-size="100%"/>
      </text:list-level-style-number>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544" draw:style-name="dp1" draw:master-page-name="allgemein_5f_deu" presentation:presentation-page-layout-name="AL1T0">
        <office:forms form:automatic-focus="false" form:apply-design-mode="false"/>
        <draw:frame draw:style-name="gr1" draw:text-style-name="P2" draw:layer="layout" svg:width="23.042cm" svg:height="2.935cm" svg:x="0cm" svg:y="5.603cm">
          <draw:text-box>
            <text:p text:style-name="P1"><text:span text:style-name="T1">Hauptseminar:</text:span></text:p>
            <text:p text:style-name="P1"><text:span text:style-name="T1">Rechnerarchitektur und Programmierung</text:span></text:p>
          </draw:text-box>
        </draw:frame>
        <draw:frame draw:style-name="gr2" draw:text-style-name="P4" draw:layer="layout" svg:width="23.876cm" svg:height="1.801cm" svg:x="0.762cm" svg:y="8.996cm">
          <draw:text-box>
            <text:p text:style-name="P3"><text:span text:style-name="T2">Neuerungen in C++11, 14 und 17 im Kontext <text:s/>Performance-Analyse von HPC-Anwendungen</text:span></text:p>
          </draw:text-box>
        </draw:frame>
        <draw:custom-shape draw:name="Rectangle 7" draw:style-name="gr3" draw:text-style-name="P5" draw:layer="layout" svg:width="22.471cm" svg:height="1.199cm" svg:x="1.016cm" svg:y="17.085cm">
          <text:p/>
          <draw:enhanced-geometry svg:viewBox="0 0 21600 21600" draw:type="rectangle" draw:enhanced-path="M 0 0 L 21600 0 21600 21600 0 21600 0 0 Z N"/>
        </draw:custom-shape>
        <draw:custom-shape draw:name="Rectangle 7" draw:style-name="gr4" draw:text-style-name="P7" draw:layer="layout" svg:width="23.602cm" svg:height="1.199cm" svg:x="0.882cm" svg:y="16.09cm">
          <text:p text:style-name="P6"><text:span text:style-name="T3">Jan Stephan (jan.stephan@mailbox.tu-dresden.de)</text:span></text:p>
          <text:p text:style-name="P6"><text:span text:style-name="T3">Tutor: Ronny Brendel (ronny.brendel@tu-dresden.de)</text:span></text:p>
          <text:p text:style-name="P6"><text:span text:style-name="T3">07. Juli 2016</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5" draw:layer="layout" svg:width="13.758cm" svg:height="10.319cm" svg:x="2.54cm" svg:y="2.064cm" draw:page-number="1" presentation:class="page"/>
          <draw:frame presentation:style-name="pr1" draw:text-style-name="P8" draw:layer="layout" svg:width="13.811cm" svg:height="12.383cm" svg:x="2.514cm" svg:y="13.07cm" presentation:class="notes" presentation:placeholder="true">
            <draw:text-box/>
          </draw:frame>
        </presentation:notes>
      </draw:page>
      <draw:page draw:name="page2" draw:style-name="dp3" draw:master-page-name="Master1-Layout2-obj-Titel-und-Inhalt" presentation:presentation-page-layout-name="AL2T1">
        <office:forms form:automatic-focus="false" form:apply-design-mode="false"/>
        <draw:frame presentation:style-name="pr2" draw:text-style-name="P10" draw:layer="layout" svg:width="23.697cm" svg:height="1.157cm" svg:x="0.9cm" svg:y="0.204cm" presentation:class="title" presentation:user-transformed="true">
          <draw:text-box>
            <text:p text:style-name="P9"><text:span text:style-name="T4">Gliederung</text:span></text:p>
          </draw:text-box>
        </draw:frame>
        <draw:frame presentation:style-name="pr3" draw:text-style-name="P11" draw:layer="layout" svg:width="23.5cm" svg:height="12.693cm" svg:x="0.5cm" svg:y="2cm" presentation:class="outline" presentation:user-transformed="true">
          <draw:text-box>
            <text:list text:style-name="L3">
              <text:list-item>
                <text:p><text:span text:style-name="T5">Einleitung</text:span></text:p>
                <text:list>
                  <text:list-item>
                    <text:p><text:span text:style-name="T5">Moderne C++-Philosophie</text:span></text:p>
                  </text:list-item>
                  <text:list-item>
                    <text:p><text:span text:style-name="T5">Zeitmessungen</text:span></text:p>
                  </text:list-item>
                </text:list>
              </text:list-item>
              <text:list-item>
                <text:p><text:span text:style-name="T5">Fallbeispiel: Vielfache von 3 und 5</text:span></text:p>
                <text:list>
                  <text:list-item>
                    <text:p><text:span text:style-name="T5">Spracherweiterung: </text:span><text:span text:style-name="T6">constexpr</text:span></text:p>
                  </text:list-item>
                </text:list>
              </text:list-item>
              <text:list-item>
                <text:p><text:span text:style-name="T5">Fallbeispiel: Names scores</text:span></text:p>
                <text:list>
                  <text:list-item>
                    <text:p><text:span text:style-name="T5">Spracherweiterung: </text:span><text:span text:style-name="T6">auto</text:span></text:p>
                  </text:list-item>
                  <text:list-item>
                    <text:p><text:span text:style-name="T7">Spracherweiterung: range-for</text:span></text:p>
                  </text:list-item>
                  <text:list-item>
                    <text:p><text:span text:style-name="T7">Spracherweiterung:</text:span><text:span text:style-name="T6"> </text:span><text:span text:style-name="T7">Lambda-Ausdrücke</text:span></text:p>
                  </text:list-item>
                  <text:list-item>
                    <text:p><text:span text:style-name="T7">Bibliothekserweiterung:</text:span><text:span text:style-name="T6"> forward_list</text:span></text:p>
                  </text:list-item>
                </text:list>
              </text:list-item>
              <text:list-item>
                <text:p><text:span text:style-name="T5">Future Work</text:span></text:p>
              </text:list-item>
              <text:list-item>
                <text:p><text:span text:style-name="T5">Quellen</text:span></text:p>
              </text:list-item>
            </text:list>
          </draw:text-box>
        </draw:frame>
        <presentation:notes draw:style-name="dp2">
          <office:forms form:automatic-focus="false" form:apply-design-mode="false"/>
          <draw:page-thumbnail draw:style-name="gr5" draw:layer="layout" svg:width="13.758cm" svg:height="10.319cm" svg:x="2.54cm" svg:y="2.064cm" draw:page-number="2" presentation:class="page"/>
          <draw:frame presentation:style-name="pr4" draw:text-style-name="P8" draw:layer="layout" svg:width="13.811cm" svg:height="12.383cm" svg:x="2.514cm" svg:y="13.07cm" presentation:class="notes" presentation:placeholder="true">
            <draw:text-box/>
          </draw:frame>
        </presentation:notes>
      </draw:page>
      <draw:page draw:name="page3"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Moderne C++-Philosophie</text:p>
          </draw:text-box>
        </draw:frame>
        <draw:frame presentation:style-name="pr6" draw:layer="layout" svg:width="23.5cm" svg:height="11.049cm" svg:x="0.5cm" svg:y="2cm" presentation:class="outline" presentation:user-transformed="true">
          <draw:text-box>
            <text:list text:style-name="L3">
              <text:list-item>
                <text:p>Platzhalter</text:p>
              </text:list-item>
            </text:list>
          </draw:text-box>
        </draw:frame>
        <presentation:notes draw:style-name="dp2">
          <office:forms form:automatic-focus="false" form:apply-design-mode="false"/>
          <draw:page-thumbnail draw:style-name="gr5" draw:layer="layout" svg:width="13.758cm" svg:height="10.319cm" svg:x="2.54cm" svg:y="2.064cm" draw:page-number="3" presentation:class="page"/>
          <draw:frame presentation:style-name="pr7" draw:text-style-name="P8" draw:layer="layout" svg:width="13.811cm" svg:height="12.383cm" svg:x="2.514cm" svg:y="13.07cm" presentation:class="notes" presentation:placeholder="true">
            <draw:text-box/>
          </draw:frame>
        </presentation:notes>
      </draw:page>
      <draw:page draw:name="page4"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Zu den Zeitmessungen</text:p>
          </draw:text-box>
        </draw:frame>
        <draw:frame presentation:style-name="pr6" draw:layer="layout" svg:width="23.5cm" svg:height="13.256cm" svg:x="0.5cm" svg:y="2cm" presentation:class="outline" presentation:user-transformed="true">
          <draw:text-box>
            <text:p>Die Messung der Laufzeit der nachfolgenden Beispiele erfolgte auf einem Linuxsystem (Kernel 4.6.2), der verwendete Compiler ist gcc/g++ 6.1.1. </text:p>
            <text:p>Unabhängig vom Sprachstandard sind die gezeigten Codeblöcke von folgenden Aufrufen eingerahmt:</text:p>
            <text:p><text:span text:style-name="T8">#include</text:span><text:span text:style-name="T6"> &lt;time.h&gt;</text:span></text:p>
            <text:p><text:span text:style-name="T9">// Initialisierung hier</text:span></text:p>
            <text:p><text:span text:style-name="T8">long</text:span><text:span text:style-name="T6"> nanoseconds;</text:span></text:p>
            <text:p><text:span text:style-name="T8">struct</text:span><text:span text:style-name="T6"> timespec start, end;</text:span></text:p>
            <text:p><text:span text:style-name="T6">clock_gettime(</text:span><text:span text:style-name="T10">CLOCK_MONOTONIC</text:span><text:span text:style-name="T6">, &amp;start);</text:span></text:p>
            <text:p><text:span text:style-name="T9">// Beispiel</text:span><text:span text:style-name="T9"><text:tab/></text:span><text:span text:style-name="T9">hier</text:span></text:p>
            <text:p><text:span text:style-name="T6">clock_gettime(</text:span><text:span text:style-name="T10">CLOCK_MONOTONIC</text:span><text:span text:style-name="T6">, &amp;end);</text:span></text:p>
            <text:p><text:span text:style-name="T6">nanoseconds = end.tv_nsec – start.tv_nsec;</text:span></text:p>
            <text:p><text:span text:style-name="T9">// Ausgabe hier</text:span></text:p>
          </draw:text-box>
        </draw:frame>
        <presentation:notes draw:style-name="dp2">
          <office:forms form:automatic-focus="false" form:apply-design-mode="false"/>
          <draw:page-thumbnail draw:style-name="gr5" draw:layer="layout" svg:width="13.758cm" svg:height="10.319cm" svg:x="2.54cm" svg:y="2.064cm" draw:page-number="4" presentation:class="page"/>
          <draw:frame presentation:style-name="pr7" draw:text-style-name="P8" draw:layer="layout" svg:width="13.811cm" svg:height="12.383cm" svg:x="2.514cm" svg:y="13.07cm" presentation:class="notes" presentation:placeholder="true">
            <draw:text-box/>
          </draw:frame>
        </presentation:notes>
      </draw:page>
      <draw:page draw:name="page5" draw:style-name="dp3" draw:master-page-name="Master1-Layout2-obj-Titel-und-Inhalt" presentation:presentation-page-layout-name="AL2T1">
        <office:forms form:automatic-focus="false" form:apply-design-mode="false"/>
        <draw:frame presentation:style-name="pr8" draw:text-style-name="P9" draw:layer="layout" svg:width="23.697cm" svg:height="1.157cm" svg:x="0.9cm" svg:y="0.204cm" presentation:class="title" presentation:user-transformed="true">
          <draw:text-box>
            <text:p text:style-name="P9"><text:span text:style-name="T11">Beispiel: Vielfache von 3 und 5</text:span></text:p>
          </draw:text-box>
        </draw:frame>
        <draw:frame presentation:style-name="pr9" draw:text-style-name="P11" draw:layer="layout" svg:width="23.5cm" svg:height="11.049cm" svg:x="0.5cm" svg:y="2cm" presentation:class="outline">
          <draw:text-box>
            <text:p text:style-name="P11"><text:span text:style-name="T5">Project Euler: Problem 1 [EP1]</text:span></text:p>
            <text:p text:style-name="P11"><text:span text:style-name="T12">If we list all the numbers below 10 that are multiples of 3 or 5, we get 3, 5, 6 and 9 The sum of these multiples is 23.</text:span></text:p>
            <text:p text:style-name="P11"><text:span text:style-name="T12">Find the sum of all the multiples of 3 or 5 below 1000.</text:span></text:p>
          </draw:text-box>
        </draw:frame>
        <presentation:notes draw:style-name="dp2">
          <draw:page-thumbnail draw:style-name="gr5" draw:layer="layout" svg:width="13.758cm" svg:height="10.319cm" svg:x="2.54cm" svg:y="2.064cm" draw:page-number="5" presentation:class="page"/>
          <draw:frame presentation:style-name="pr7" draw:text-style-name="P8" draw:layer="layout" svg:width="13.811cm" svg:height="12.383cm" svg:x="2.514cm" svg:y="13.07cm" presentation:class="notes" presentation:placeholder="true">
            <draw:text-box/>
          </draw:frame>
        </presentation:notes>
      </draw:page>
      <draw:page draw:name="page6"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presentation:user-transformed="true">
          <draw:text-box>
            <text:p>Beispiel: Vielfache von 3 und 5 &gt; Implementierung in C</text:p>
          </draw:text-box>
        </draw:frame>
        <draw:frame presentation:style-name="pr10" draw:text-style-name="P12" draw:layer="layout" svg:width="23.5cm" svg:height="14.297cm" svg:x="0.5cm" svg:y="2cm" presentation:class="outline" presentation:user-transformed="true">
          <draw:text-box>
            <text:p text:style-name="P12"><text:span text:style-name="T8"/></text:p>
            <text:p text:style-name="P13"><text:span text:style-name="T8">int</text:span><text:span text:style-name="T6"> sum = 0;</text:span></text:p>
            <text:p text:style-name="P13"><text:span text:style-name="T8">for</text:span><text:span text:style-name="T6">(</text:span><text:span text:style-name="T8">int</text:span><text:span text:style-name="T6"> i = 0; i &lt; 1000; ++i)</text:span></text:p>
            <text:p text:style-name="P13"><text:span text:style-name="T6">{</text:span></text:p>
            <text:p text:style-name="P14"><text:span text:style-name="T8">if</text:span><text:span text:style-name="T6">((i % 3 == 0) || (i % 5 == 0))</text:span></text:p>
            <text:p text:style-name="P15"><text:span text:style-name="T6">sum += i;</text:span></text:p>
            <text:p text:style-name="P16"><text:span text:style-name="T6">}</text:span></text:p>
            <text:list text:style-name="L3">
              <text:list-item>
                <text:p text:style-name="P16"><text:span text:style-name="T7">Compilerflags: </text:span><text:span text:style-name="T6">-O3</text:span></text:p>
              </text:list-item>
              <text:list-item>
                <text:p text:style-name="P16"><text:span text:style-name="T7">Ausgabe: </text:span></text:p>
              </text:list-item>
            </text:list>
            <text:p text:style-name="P15"><text:span text:style-name="T6">Sum: 233168</text:span></text:p>
            <text:p text:style-name="P17"><text:span text:style-name="T6">Time elapsed: 4184ns</text:span></text:p>
            <text:list text:continue-numbering="true" text:style-name="L3">
              <text:list-item>
                <text:p text:style-name="P16"><text:span text:style-name="T7">Compilerflags: </text:span><text:span text:style-name="T6">-O0</text:span></text:p>
              </text:list-item>
              <text:list-item>
                <text:p text:style-name="P16"><text:span text:style-name="T7">Ausgabe:</text:span></text:p>
              </text:list-item>
            </text:list>
            <text:p text:style-name="P15"><text:span text:style-name="T6">Sum: 233168</text:span></text:p>
            <text:p text:style-name="P17"><text:span text:style-name="T6">Elapsed time: 10458ns</text:span></text:p>
            <text:list text:continue-numbering="true" text:style-name="L3">
              <text:list-item>
                <text:p text:style-name="P16"><text:span text:style-name="T7">Problem: Berechnung findet zur Laufzeit statt</text:span></text:p>
              </text:list-item>
            </text:list>
          </draw:text-box>
        </draw:frame>
        <presentation:notes draw:style-name="dp2">
          <office:forms form:automatic-focus="false" form:apply-design-mode="false"/>
          <draw:page-thumbnail draw:style-name="gr5" draw:layer="layout" svg:width="13.758cm" svg:height="10.319cm" svg:x="2.54cm" svg:y="2.064cm" draw:page-number="6" presentation:class="page"/>
          <draw:frame presentation:style-name="pr7" draw:text-style-name="P8" draw:layer="layout" svg:width="13.811cm" svg:height="12.383cm" svg:x="2.514cm" svg:y="13.07cm" presentation:class="notes" presentation:placeholder="true">
            <draw:text-box/>
          </draw:frame>
        </presentation:notes>
      </draw:page>
      <draw:page draw:name="page7"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Beispiel: Vielfache von 3 und 5 &gt; Implementierung in C++03</text:p>
          </draw:text-box>
        </draw:frame>
        <draw:frame presentation:style-name="pr11" draw:layer="layout" svg:width="23.5cm" svg:height="13.748cm" svg:x="0.5cm" svg:y="2cm" presentation:class="outline" presentation:user-transformed="true">
          <draw:text-box>
            <text:list text:style-name="L3">
              <text:list-item>
                <text:p>Optimierungsansatz in klassischem C++: die Berechnung bereits vom Compiler durchführen lassen</text:p>
              </text:list-item>
            </text:list>
            <text:p text:style-name="P18">→ Einsatz von Template-Metaprogrammierung</text:p>
            <text:p text:style-name="P19"><text:span text:style-name="T8">template</text:span><text:span text:style-name="T6"> &lt;</text:span><text:span text:style-name="T8">int</text:span><text:span text:style-name="T6"> i, </text:span><text:span text:style-name="T8">bool</text:span><text:span text:style-name="T6"> = ((i % 3 == 0) || (i % 5 == 0))&gt;</text:span></text:p>
            <text:p text:style-name="P19"><text:span text:style-name="T8">struct</text:span><text:span text:style-name="T6"> add_multiples {</text:span></text:p>
            <text:p text:style-name="P20"><text:span text:style-name="T8">const static int</text:span><text:span text:style-name="T6"> value = add_multiples&lt;i – 1&gt;::value;</text:span></text:p>
            <text:p text:style-name="P21"><text:span text:style-name="T6">};</text:span></text:p>
            <text:p text:style-name="P19"><text:span text:style-name="T8">template</text:span><text:span text:style-name="T6"> &lt;</text:span><text:span text:style-name="T8">int</text:span><text:span text:style-name="T6"> i&gt; </text:span><text:span text:style-name="T8">struct</text:span><text:span text:style-name="T6"> add_multiples&lt;i, </text:span><text:span text:style-name="T8">true</text:span><text:span text:style-name="T6">&gt; {</text:span></text:p>
            <text:p text:style-name="P20"><text:span text:style-name="T8">const static</text:span><text:span text:style-name="T6"> </text:span><text:span text:style-name="T8">int</text:span><text:span text:style-name="T6"> value = add_multiples&lt;i – 1&gt;::value + i;</text:span></text:p>
            <text:p text:style-name="P22"><text:span text:style-name="T6">}</text:span></text:p>
            <text:p text:style-name="P19"><text:span text:style-name="T8">template</text:span><text:span text:style-name="T6"> &lt;&gt; </text:span><text:span text:style-name="T8">struct</text:span><text:span text:style-name="T6"> add_multiples&lt;0&gt; {</text:span></text:p>
            <text:p text:style-name="P20"><text:span text:style-name="T8">const static int</text:span><text:span text:style-name="T6"> value = 0;</text:span></text:p>
            <text:p text:style-name="P22"><text:span text:style-name="T6">};</text:span></text:p>
            <text:p text:style-name="P22"><text:span text:style-name="T9">// in main()</text:span></text:p>
            <text:p text:style-name="P22"><text:span text:style-name="T8">int</text:span><text:span text:style-name="T6"> sum = add_multiples&lt;999&gt;::value;</text:span></text:p>
          </draw:text-box>
        </draw:frame>
        <presentation:notes draw:style-name="dp2">
          <office:forms form:automatic-focus="false" form:apply-design-mode="false"/>
          <draw:page-thumbnail draw:style-name="gr5" draw:layer="layout" svg:width="13.758cm" svg:height="10.319cm" svg:x="2.54cm" svg:y="2.064cm" draw:page-number="7" presentation:class="page"/>
          <draw:frame presentation:style-name="pr7" draw:text-style-name="P8" draw:layer="layout" svg:width="13.811cm" svg:height="12.383cm" svg:x="2.514cm" svg:y="13.07cm" presentation:class="notes" presentation:placeholder="true">
            <draw:text-box/>
          </draw:frame>
        </presentation:notes>
      </draw:page>
      <draw:page draw:name="page8"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Beispiel: Vielfache von 3 und 5 &gt; Implementierung in C++03</text:p>
          </draw:text-box>
        </draw:frame>
        <draw:frame presentation:style-name="pr6" draw:layer="layout" svg:width="23.5cm" svg:height="11.049cm" svg:x="0.5cm" svg:y="2cm" presentation:class="outline" presentation:user-transformed="true">
          <draw:text-box>
            <text:list text:style-name="L3">
              <text:list-item>
                <text:p>Compilerflags: <text:span text:style-name="T6">-O3 -std=c++03 -ftemplate-depth=1000</text:span></text:p>
              </text:list-item>
              <text:list-item>
                <text:p>Ausgabe:</text:p>
              </text:list-item>
            </text:list>
            <text:p text:style-name="P23"><text:span text:style-name="T6">Sum: 233168</text:span></text:p>
            <text:p text:style-name="P24"><text:span text:style-name="T6">Time elapsed: 301ns</text:span></text:p>
            <text:list text:continue-numbering="true" text:style-name="L3">
              <text:list-item>
                <text:p>Vorteil: keine Berechnung zur Laufzeit, im Maschinencode steht das Ergebnis</text:p>
              </text:list-item>
            </text:list>
            <text:p text:style-name="P24"><text:span text:style-name="T8">movl</text:span><text:span text:style-name="T6"> $233168, -20(%rbp)</text:span></text:p>
            <text:list text:continue-numbering="true" text:style-name="L3">
              <text:list-item>
                <text:p>Probleme:</text:p>
                <text:list>
                  <text:list-item>
                    <text:p><text:span text:style-name="T5">unintuitive Syntax → kryptische Templates und wirkt nicht wie Funktionsaufruf</text:span></text:p>
                  </text:list-item>
                  <text:list-item>
                    <text:p><text:span text:style-name="T5">mehr Quelltext → erhöhter Wartungsaufwand</text:span></text:p>
                  </text:list-item>
                  <text:list-item>
                    <text:p><text:span text:style-name="T5">statisch: kann nur zur Compilezeit verwendet werden</text:span></text:p>
                  </text:list-item>
                </text:list>
              </text:list-item>
            </text:list>
          </draw:text-box>
        </draw:frame>
        <presentation:notes draw:style-name="dp2">
          <office:forms form:automatic-focus="false" form:apply-design-mode="false"/>
          <draw:page-thumbnail draw:style-name="gr5" draw:layer="layout" svg:width="13.758cm" svg:height="10.319cm" svg:x="2.54cm" svg:y="2.064cm" draw:page-number="8" presentation:class="page"/>
          <draw:frame presentation:style-name="pr7" draw:text-style-name="P8" draw:layer="layout" svg:width="13.811cm" svg:height="12.383cm" svg:x="2.514cm" svg:y="13.07cm" presentation:class="notes" presentation:placeholder="true">
            <draw:text-box/>
          </draw:frame>
        </presentation:notes>
      </draw:page>
      <draw:page draw:name="page9"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Neuerung in C++11: constexpr</text:p>
          </draw:text-box>
        </draw:frame>
        <draw:frame presentation:style-name="pr9" draw:layer="layout" svg:width="23.5cm" svg:height="11.049cm" svg:x="0.5cm" svg:y="2cm" presentation:class="outline">
          <draw:text-box>
            <text:list text:style-name="L3">
              <text:list-item>
                <text:p>Spracherweiterung im C++11-Standard: <text:span text:style-name="T6">constexpr </text:span><text:span text:style-name="T7">[CPP11](§7.1.5)</text:span></text:p>
              </text:list-item>
              <text:list-item>
                <text:p><text:span text:style-name="T7">Hinweis an den Compiler, dass der Wert der Variable oder Funktion zur Compilezeit ausgewertet werden kann</text:span></text:p>
              </text:list-item>
              <text:list-item>
                <text:p><text:span text:style-name="T7">solcherart markierte Variablen und Funktionen können überall dort verwendet werden, wo (zur Compilezeit) konstante Ausdrücke gebraucht werden</text:span></text:p>
                <text:list>
                  <text:list-item>
                    <text:p><text:span text:style-name="T5">Arraydeklarationen</text:span></text:p>
                  </text:list-item>
                  <text:list-item>
                    <text:p><text:span text:style-name="T5">Template-Parameter</text:span></text:p>
                  </text:list-item>
                  <text:list-item>
                    <text:p><text:span text:style-name="T5">…</text:span></text:p>
                  </text:list-item>
                </text:list>
              </text:list-item>
              <text:list-item>
                <text:p><text:span text:style-name="T5">Funktionen können auch zur Laufzeit aufgerufen werden, sofern der Compiler dies nicht von selbst optimiert</text:span></text:p>
              </text:list-item>
            </text:list>
          </draw:text-box>
        </draw:frame>
        <presentation:notes draw:style-name="dp2">
          <office:forms form:automatic-focus="false" form:apply-design-mode="false"/>
          <draw:page-thumbnail draw:style-name="gr5" draw:layer="layout" svg:width="13.758cm" svg:height="10.319cm" svg:x="2.54cm" svg:y="2.064cm" draw:page-number="9" presentation:class="page"/>
          <draw:frame presentation:style-name="pr7" draw:text-style-name="P8" draw:layer="layout" svg:width="13.811cm" svg:height="12.383cm" svg:x="2.514cm" svg:y="13.07cm" presentation:class="notes" presentation:placeholder="true">
            <draw:text-box/>
          </draw:frame>
        </presentation:notes>
      </draw:page>
      <draw:page draw:name="page10"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Beispiel: Vielfache von 3 und 5 &gt; Implementierung in C++11</text:p>
          </draw:text-box>
        </draw:frame>
        <draw:frame presentation:style-name="pr6" draw:text-style-name="P12" draw:layer="layout" svg:width="23.5cm" svg:height="14.471cm" svg:x="0.5cm" svg:y="2cm" presentation:class="outline" presentation:user-transformed="true">
          <draw:text-box>
            <text:p text:style-name="P13"><text:span text:style-name="T8">constexpr int</text:span><text:span text:style-name="T6"> add_multiples(</text:span><text:span text:style-name="T8">int</text:span><text:span text:style-name="T6"> i) </text:span><text:span text:style-name="T9">// C++11: genau ein return-Ausdruck</text:span></text:p>
            <text:p text:style-name="P13"><text:span text:style-name="T6">{</text:span></text:p>
            <text:p text:style-name="P14"><text:span text:style-name="T8">return</text:span><text:span text:style-name="T6"> (i == 0) ?</text:span></text:p>
            <text:p text:style-name="P15"><text:span text:style-name="T6">0 :</text:span></text:p>
            <text:p text:style-name="P15"><text:span text:style-name="T6">(((i % 3 == 0) || (i % 5 == 0)) ?</text:span></text:p>
            <text:p text:style-name="P25"><text:span text:style-name="T6">i + add_multiples(i – 1) :</text:span></text:p>
            <text:p text:style-name="P25"><text:span text:style-name="T6">add_multiples(i – 1));</text:span></text:p>
            <text:p text:style-name="P16"><text:span text:style-name="T6">}</text:span></text:p>
            <text:p text:style-name="P26"><text:span text:style-name="T8">constexpr int</text:span><text:span text:style-name="T6"> add_multiples(</text:span><text:span text:style-name="T8">int</text:span><text:span text:style-name="T6"> limit) </text:span><text:span text:style-name="T9">// Limitierung entfällt ab C++14</text:span></text:p>
            <text:p text:style-name="P26"><text:span text:style-name="T6">{</text:span></text:p>
            <text:p text:style-name="P14"><text:span text:style-name="T8">int</text:span><text:span text:style-name="T6"> sum = 0;</text:span></text:p>
            <text:p text:style-name="P14"><text:span text:style-name="T8">for</text:span><text:span text:style-name="T6">(</text:span><text:span text:style-name="T8">int</text:span><text:span text:style-name="T6"> i = 0; i &lt; limit; ++i)</text:span></text:p>
            <text:p text:style-name="P14"><text:span text:style-name="T6">{</text:span></text:p>
            <text:p text:style-name="P15"><text:span text:style-name="T8">if</text:span><text:span text:style-name="T6">((i % 3 == 0) || (i % 5 == 0))</text:span></text:p>
            <text:p text:style-name="P25"><text:span text:style-name="T6">sum += i;</text:span></text:p>
            <text:p text:style-name="P14"><text:span text:style-name="T6">}</text:span></text:p>
            <text:p text:style-name="P14"><text:span text:style-name="T8">return</text:span><text:span text:style-name="T6"> sum;</text:span></text:p>
            <text:p text:style-name="P26"><text:span text:style-name="T6">}</text:span></text:p>
            <text:p text:style-name="P26"><text:span text:style-name="T6"/></text:p>
            <text:p text:style-name="P26"><text:span text:style-name="T6">// in main()</text:span></text:p>
            <text:p text:style-name="P26"><text:span text:style-name="T8">constexpr int</text:span><text:span text:style-name="T6"> sum = add_multiples(999); </text:span><text:span text:style-name="T9">// Berechnung zur Compilezeit</text:span></text:p>
            <text:p text:style-name="P27"><text:span text:style-name="T8">int</text:span><text:span text:style-name="T6"> sum2 = add_multiples(999); </text:span><text:span text:style-name="T9">// evtl. Berechnung zur Laufzeit</text:span></text:p>
          </draw:text-box>
        </draw:frame>
        <presentation:notes draw:style-name="dp2">
          <office:forms form:automatic-focus="false" form:apply-design-mode="false"/>
          <draw:page-thumbnail draw:style-name="gr5" draw:layer="layout" svg:width="13.758cm" svg:height="10.319cm" svg:x="2.54cm" svg:y="2.064cm" draw:page-number="10" presentation:class="page"/>
          <draw:frame presentation:style-name="pr7" draw:text-style-name="P8" draw:layer="layout" svg:width="13.811cm" svg:height="12.383cm" svg:x="2.514cm" svg:y="13.07cm" presentation:class="notes" presentation:placeholder="true">
            <draw:text-box/>
          </draw:frame>
        </presentation:notes>
      </draw:page>
      <draw:page draw:name="page11"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Beispiel: Vielfache von 3 und 5 &gt; Implementierung in C++11</text:p>
          </draw:text-box>
        </draw:frame>
        <draw:frame presentation:style-name="pr6" draw:layer="layout" svg:width="23.5cm" svg:height="14.497cm" svg:x="0.5cm" svg:y="2cm" presentation:class="outline" presentation:user-transformed="true">
          <draw:text-box>
            <text:list text:style-name="L3">
              <text:list-item>
                <text:p text:style-name="P28">Compilerflags: <text:span text:style-name="T6">-O3 -std=c++14</text:span></text:p>
              </text:list-item>
              <text:list-item>
                <text:p>Ausgabe:</text:p>
              </text:list-item>
            </text:list>
            <text:p text:style-name="P23"><text:span text:style-name="T6">Result: 233168</text:span></text:p>
            <text:p text:style-name="P23"><text:span text:style-name="T6">Elapsed time: 260ns</text:span></text:p>
            <text:p text:style-name="P23"><text:span text:style-name="T6">Result 2: 233168</text:span></text:p>
            <text:p text:style-name="P29"><text:span text:style-name="T6">Elapsed time: 124ns</text:span></text:p>
            <text:list text:continue-numbering="true" text:style-name="L3">
              <text:list-item>
                <text:p>Compilerflags: <text:span text:style-name="T6">-O0 -std=c++14</text:span></text:p>
              </text:list-item>
              <text:list-item>
                <text:p>Ausgabe:</text:p>
              </text:list-item>
            </text:list>
            <text:p text:style-name="P23"><text:span text:style-name="T6">Result: 233168</text:span></text:p>
            <text:p text:style-name="P23"><text:span text:style-name="T6">Elapsed time: 314ns</text:span></text:p>
            <text:p text:style-name="P23"><text:span text:style-name="T6">Result 2: 233168</text:span></text:p>
            <text:p text:style-name="P24"><text:span text:style-name="T6">Elapsed time: 10480ns</text:span></text:p>
            <text:list text:continue-numbering="true" text:style-name="L3">
              <text:list-item>
                <text:p>Vorteile:</text:p>
                <text:list>
                  <text:list-item>
                    <text:p><text:span text:style-name="T5">Berechnung kann zur Compilezeit erfolgen</text:span></text:p>
                  </text:list-item>
                  <text:list-item>
                    <text:p><text:span text:style-name="T5">falls erforderlich, kann die Funktion zur Laufzeit aufgerufen werden</text:span></text:p>
                  </text:list-item>
                  <text:list-item>
                    <text:p><text:span text:style-name="T5">Syntax und Codemenge wie bei einer normalen Funktion</text:span></text:p>
                  </text:list-item>
                </text:list>
              </text:list-item>
            </text:list>
          </draw:text-box>
        </draw:frame>
        <presentation:notes draw:style-name="dp2">
          <office:forms form:automatic-focus="false" form:apply-design-mode="false"/>
          <draw:page-thumbnail draw:style-name="gr5" draw:layer="layout" svg:width="13.758cm" svg:height="10.319cm" svg:x="2.54cm" svg:y="2.064cm" draw:page-number="11" presentation:class="page"/>
          <draw:frame presentation:style-name="pr7" draw:text-style-name="P8" draw:layer="layout" svg:width="13.811cm" svg:height="12.383cm" svg:x="2.514cm" svg:y="13.07cm" presentation:class="notes" presentation:placeholder="true">
            <draw:text-box/>
          </draw:frame>
        </presentation:notes>
      </draw:page>
      <draw:page draw:name="page12" draw:style-name="dp3" draw:master-page-name="Master1-Layout2-obj-Titel-und-Inhalt" presentation:presentation-page-layout-name="AL3T3">
        <office:forms form:automatic-focus="false" form:apply-design-mode="false"/>
        <draw:frame presentation:style-name="pr12" draw:layer="layout" svg:width="23.697cm" svg:height="1.151cm" svg:x="0.9cm" svg:y="0.207cm" presentation:class="title">
          <draw:text-box>
            <text:p>constexpr: Kompatibilität zu Score-P und Vampir</text:p>
          </draw:text-box>
        </draw:frame>
        <draw:frame presentation:style-name="pr13" draw:layer="layout" svg:width="11.467cm" svg:height="11.049cm" svg:x="0.5cm" svg:y="2cm" presentation:class="outline">
          <draw:text-box>
            <text:list text:style-name="L3">
              <text:list-item>
                <text:p><text:span text:style-name="T6">constexpr</text:span> impliziert <text:span text:style-name="T6">inline </text:span><text:span text:style-name="T7">[CPP14](7.1.5/2)</text:span></text:p>
              </text:list-item>
              <text:list-item>
                <text:p><text:span text:style-name="T7">Compiler wird Funktionen, die mit </text:span><text:span text:style-name="T6">constexpr</text:span><text:span text:style-name="T7"> gekennzeichnet sind, automatisch in den Funktionsrumpf der aufrufenden Funktion einbauen</text:span></text:p>
              </text:list-item>
              <text:list-item>
                <text:p><text:span text:style-name="T7">Score-P kann Funktionsaufrufe dieser Art nicht automatisch erkennen, Vampir diese also auch nicht anzeigen</text:span></text:p>
              </text:list-item>
              <text:list-item>
                <text:p><text:span text:style-name="T7">Nutzen fragwürdig, da die C-Äquivalente in der Regel ebenfalls nicht betrachtet werden könnten </text:span></text:p>
              </text:list-item>
            </text:list>
          </draw:text-box>
        </draw:frame>
        <draw:frame presentation:style-name="pr9" draw:layer="layout" svg:width="11.467cm" svg:height="11.049cm" svg:x="12.541cm" svg:y="2cm" presentation:class="outline" presentation:user-transformed="true">
          <draw:text-box>
            <text:p text:style-name="P30">Hier Screenshot einfügen</text:p>
          </draw:text-box>
        </draw:frame>
        <presentation:notes draw:style-name="dp2">
          <office:forms form:automatic-focus="false" form:apply-design-mode="false"/>
          <draw:page-thumbnail draw:style-name="gr5" draw:layer="layout" svg:width="13.758cm" svg:height="10.319cm" svg:x="2.54cm" svg:y="2.064cm" draw:page-number="12" presentation:class="page"/>
          <draw:frame presentation:style-name="pr7" draw:text-style-name="P8" draw:layer="layout" svg:width="13.811cm" svg:height="12.383cm" svg:x="2.514cm" svg:y="13.07cm" presentation:class="notes" presentation:placeholder="true">
            <draw:text-box/>
          </draw:frame>
        </presentation:notes>
      </draw:page>
      <draw:page draw:name="page13" draw:style-name="dp3" draw:master-page-name="Master1-Layout2-obj-Titel-und-Inhalt" presentation:presentation-page-layout-name="AL1T0">
        <office:forms form:automatic-focus="false" form:apply-design-mode="false"/>
        <draw:frame presentation:style-name="pr5" draw:layer="layout" svg:width="23.697cm" svg:height="1.151cm" svg:x="0.9cm" svg:y="0.207cm" presentation:class="title" presentation:user-transformed="true">
          <draw:text-box>
            <text:p>Beispiel: Names scores</text:p>
          </draw:text-box>
        </draw:frame>
        <draw:frame presentation:style-name="pr14" draw:text-style-name="P32" draw:layer="layout" svg:width="23.5cm" svg:height="11.049cm" svg:x="0.5cm" svg:y="2cm" presentation:class="subtitle">
          <draw:text-box>
            <text:p text:style-name="P31"><text:span text:style-name="T13">Project Euler: Problem 22</text:span></text:p>
            <text:p text:style-name="P31"><text:span text:style-name="T13"/></text:p>
            <text:p text:style-name="P31"><text:span text:style-name="T14">Using names.txt [...], a 46K text file containing over five-thousand first names, begin by sorting it into alphabetical order. Then working out the alphabetical value for each name, multiply this value by its alphabetical position in the list to obtain a name score.</text:span></text:p>
            <text:p text:style-name="P31"><text:span text:style-name="T14"/></text:p>
            <text:p text:style-name="P31"><text:span text:style-name="T14">For example, when the list is sorted into alphabetical order, COLIN, which is worth 3 + 15 + 12 + 9 + 14 = 53, is the 938th name in the list. So, COLIN would obtain a score of 938 x 53 = 49714.</text:span></text:p>
            <text:p text:style-name="P31"><text:span text:style-name="T14"/></text:p>
            <text:p text:style-name="P31"><text:span text:style-name="T14">What is the total of all the name scores in the file?</text:span></text:p>
          </draw:text-box>
        </draw:frame>
        <presentation:notes draw:style-name="dp2">
          <office:forms form:automatic-focus="false" form:apply-design-mode="false"/>
          <draw:page-thumbnail draw:style-name="gr5" draw:layer="layout" svg:width="13.758cm" svg:height="10.319cm" svg:x="2.54cm" svg:y="2.064cm" draw:page-number="13" presentation:class="page"/>
          <draw:frame presentation:style-name="pr7" draw:text-style-name="P8" draw:layer="layout" svg:width="13.811cm" svg:height="12.383cm" svg:x="2.514cm" svg:y="13.07cm" presentation:class="notes" presentation:placeholder="true">
            <draw:text-box/>
          </draw:frame>
        </presentation:notes>
      </draw:page>
      <draw:page draw:name="page14"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Beispiel: Names scores &gt; Implementierung in C++03</text:p>
          </draw:text-box>
        </draw:frame>
        <draw:frame presentation:style-name="pr15" draw:text-style-name="P33" draw:layer="layout" svg:width="24.9cm" svg:height="15.066cm" svg:x="0.5cm" svg:y="2cm" presentation:class="outline" presentation:user-transformed="true">
          <draw:text-box>
            <text:p text:style-name="P33"><text:span text:style-name="T8">using namespace</text:span><text:span text:style-name="T6"> std;</text:span></text:p>
            <text:p text:style-name="P13"><text:span text:style-name="T8">struct</text:span><text:span text:style-name="T6"> alphabet_val</text:span></text:p>
            <text:p text:style-name="P13"><text:span text:style-name="T6">{</text:span></text:p>
            <text:p text:style-name="P14"><text:span text:style-name="T8">int</text:span><text:span text:style-name="T6"> operator()(</text:span><text:span text:style-name="T8">int</text:span><text:span text:style-name="T6"> acc, </text:span><text:span text:style-name="T8">char</text:span><text:span text:style-name="T6"> c) { </text:span><text:span text:style-name="T8">return</text:span><text:span text:style-name="T6"> acc + (c – 64); }</text:span></text:p>
            <text:p text:style-name="P16"><text:span text:style-name="T6">};</text:span></text:p>
            <text:p text:style-name="P26"><text:span text:style-name="T9">// in main()</text:span></text:p>
            <text:p text:style-name="P12"><text:span text:style-name="T6">list&lt;string&gt; names;</text:span></text:p>
            <text:p text:style-name="P12"><text:span text:style-name="T9">// hier Datei öffnen und einlesen</text:span></text:p>
            <text:p text:style-name="P13"><text:span text:style-name="T6">names.sort();</text:span></text:p>
            <text:p text:style-name="P13"><text:span text:style-name="T8">size_t</text:span><text:span text:style-name="T6"> i = 1;</text:span></text:p>
            <text:p text:style-name="P12"><text:span text:style-name="T8">size_t</text:span><text:span text:style-name="T6"> total = 0;</text:span></text:p>
            <text:p text:style-name="P13"><text:span text:style-name="T8">for</text:span><text:span text:style-name="T6">(list&lt;string&gt;::iterator it = names.begin(); it != names.end(); ++it, ++i)</text:span></text:p>
            <text:p text:style-name="P13"><text:span text:style-name="T6">{</text:span></text:p>
            <text:p text:style-name="P14"><text:span text:style-name="T6">string&amp; s = *it;</text:span></text:p>
            <text:p text:style-name="P14"><text:span text:style-name="T8">int</text:span><text:span text:style-name="T6"> alpha_val = accumulate(s.begin(), s.end(), 0, alphabet_val());</text:span></text:p>
            <text:p text:style-name="P14"><text:span text:style-name="T6">total += alpha_val * i;</text:span></text:p>
            <text:p text:style-name="P16"><text:span text:style-name="T6">}</text:span></text:p>
            <text:p text:style-name="P13"><text:span text:style-name="T6"/></text:p>
            <text:p text:style-name="P12"><text:span text:style-name="T6"/></text:p>
          </draw:text-box>
        </draw:frame>
        <presentation:notes draw:style-name="dp2">
          <office:forms form:automatic-focus="false" form:apply-design-mode="false"/>
          <draw:page-thumbnail draw:style-name="gr5" draw:layer="layout" svg:width="13.758cm" svg:height="10.319cm" svg:x="2.54cm" svg:y="2.064cm" draw:page-number="14" presentation:class="page"/>
          <draw:frame presentation:style-name="pr7" draw:text-style-name="P8" draw:layer="layout" svg:width="13.811cm" svg:height="12.383cm" svg:x="2.514cm" svg:y="13.07cm" presentation:class="notes" presentation:placeholder="true">
            <draw:text-box/>
          </draw:frame>
        </presentation:notes>
      </draw:page>
      <draw:page draw:name="page15"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Beispiel: Names scores &gt; Implementierung in C++03</text:p>
          </draw:text-box>
        </draw:frame>
        <draw:frame presentation:style-name="pr6" draw:layer="layout" svg:width="23.5cm" svg:height="11.049cm" svg:x="0.5cm" svg:y="2cm" presentation:class="outline" presentation:user-transformed="true">
          <draw:text-box>
            <text:list text:style-name="L3">
              <text:list-item>
                <text:p>Compilerflags: <text:span text:style-name="T6">-O3 -std=c++03</text:span></text:p>
              </text:list-item>
              <text:list-item>
                <text:p><text:span text:style-name="T7">Ausgabe:</text:span></text:p>
              </text:list-item>
            </text:list>
            <text:p text:style-name="P23"><text:span text:style-name="T6">Total: 871198282</text:span></text:p>
            <text:p text:style-name="P24"><text:span text:style-name="T6">Elapsed time: 3925µs</text:span></text:p>
            <text:list text:continue-numbering="true" text:style-name="L3">
              <text:list-item>
                <text:p text:style-name="P22"><text:span text:style-name="T7">Probleme:</text:span></text:p>
              </text:list-item>
            </text:list>
            <text:list text:style-name="L5">
              <text:list-item>
                <text:list>
                  <text:list-item>
                    <text:p><text:span text:style-name="T6">std::list</text:span><text:span text:style-name="T5"> ist relativ unflexibel (kein Random Access Iterator) und langsam (bidirektionaler Iterator). Austausch aber aufwendig, bedingt durch:</text:span></text:p>
                  </text:list-item>
                  <text:list-item>
                    <text:p><text:span text:style-name="T5">schlechte Wartbarkeit (Abhängigkeiten von </text:span><text:span text:style-name="T6">range</text:span><text:span text:style-name="T7">s Datentyp im Quelltext)</text:span></text:p>
                  </text:list-item>
                  <text:list-item>
                    <text:p><text:span text:style-name="T7">Functor nötig, um eine Funktion auf alle Buchstaben eines </text:span><text:span text:style-name="T6">std::string</text:span><text:span text:style-name="T7">s anzuwenden</text:span></text:p>
                  </text:list-item>
                  <text:list-item>
                    <text:p><text:span text:style-name="T7">korrekter Umgang mit Iteratoren relativ kompliziert</text:span></text:p>
                  </text:list-item>
                </text:list>
              </text:list-item>
            </text:list>
          </draw:text-box>
        </draw:frame>
        <presentation:notes draw:style-name="dp2">
          <office:forms form:automatic-focus="false" form:apply-design-mode="false"/>
          <draw:page-thumbnail draw:style-name="gr5" draw:layer="layout" svg:width="13.758cm" svg:height="10.319cm" svg:x="2.54cm" svg:y="2.064cm" draw:page-number="15" presentation:class="page"/>
          <draw:frame presentation:style-name="pr7" draw:text-style-name="P8" draw:layer="layout" svg:width="13.811cm" svg:height="12.383cm" svg:x="2.514cm" svg:y="13.07cm" presentation:class="notes" presentation:placeholder="true">
            <draw:text-box/>
          </draw:frame>
        </presentation:notes>
      </draw:page>
      <draw:page draw:name="page16"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presentation:user-transformed="true">
          <draw:text-box>
            <text:p>Neuerung in C++11: auto</text:p>
          </draw:text-box>
        </draw:frame>
        <draw:frame presentation:style-name="pr6" draw:layer="layout" svg:width="24.138cm" svg:height="11.663cm" svg:x="0.5cm" svg:y="2cm" presentation:class="outline" presentation:user-transformed="true">
          <draw:text-box>
            <text:list text:style-name="L3">
              <text:list-item>
                <text:p>Spracherweiterung im C++11-Standard: <text:span text:style-name="T6">auto </text:span><text:span text:style-name="T7">[CPP11](§7.1.6.4)</text:span></text:p>
              </text:list-item>
              <text:list-item>
                <text:p><text:span text:style-name="T6">auto</text:span> signalisiert dem Compiler, dass der Typ einer Variablen aus deren Initialisierung hergeleitet wird:</text:p>
              </text:list-item>
            </text:list>
            <text:p text:style-name="P23"><text:span text:style-name="T8">auto</text:span><text:span text:style-name="T6"> x = 0; </text:span><text:span text:style-name="T9">// wenn der Datenyp unwichtig ist</text:span></text:p>
            <text:p text:style-name="P23"><text:span text:style-name="T8">auto</text:span><text:span text:style-name="T6"> f = </text:span><text:span text:style-name="T8">float</text:span><text:span text:style-name="T6">{0}; </text:span><text:span text:style-name="T9">// bei Festlegung auf einen Datentypen</text:span></text:p>
            <text:p text:style-name="P24"><text:span text:style-name="T8">auto</text:span><text:span text:style-name="T6"> two = std::sqrt(4); </text:span><text:span text:style-name="T9">// Herleitung aus Rückgabetypen</text:span></text:p>
            <text:list text:continue-numbering="true" text:style-name="L3">
              <text:list-item>
                <text:p text:style-name="P22"><text:span text:style-name="T7">C++11:</text:span><text:span text:style-name="T6"> auto</text:span><text:span text:style-name="T7"> signalisiert dem Compiler, dass bei Funktionsdeklarationen der Rückgabetyp nachfolgt:</text:span></text:p>
              </text:list-item>
            </text:list>
            <text:p text:style-name="P23"><text:span text:style-name="T8">auto</text:span><text:span text:style-name="T6"> foo(</text:span><text:span text:style-name="T8">int</text:span><text:span text:style-name="T6"> a, </text:span><text:span text:style-name="T8">int</text:span><text:span text:style-name="T6"> b) -&gt; </text:span><text:span text:style-name="T8">int</text:span><text:span text:style-name="T15">;</text:span></text:p>
            <text:p text:style-name="P23"><text:span text:style-name="T6"/></text:p>
            <text:list text:continue-numbering="true" text:style-name="L3">
              <text:list-item>
                <text:p text:style-name="P21"><text:span text:style-name="T7">C++14</text:span><text:span text:style-name="T6">: auto </text:span><text:span text:style-name="T7">ermöglicht dem Compiler, den Rückgabetypen einer Funktion selbst zu bestimmen (Funktionsrumpf muss sichtbar sein) [CPP14](§7.1.6.4/4):</text:span></text:p>
              </text:list-item>
            </text:list>
            <text:p text:style-name="P23"><text:span text:style-name="T8">auto </text:span><text:span text:style-name="T15">foo(</text:span><text:span text:style-name="T8">int </text:span><text:span text:style-name="T15">a,</text:span><text:span text:style-name="T8"> int </text:span><text:span text:style-name="T15">b); </text:span><text:span text:style-name="T9">// Rückgabetyp unbekannt</text:span></text:p>
            <text:p text:style-name="P34"><text:span text:style-name="T8">auto</text:span><text:span text:style-name="T6"> foo(</text:span><text:span text:style-name="T8">int</text:span><text:span text:style-name="T6"> a, </text:span><text:span text:style-name="T8">int</text:span><text:span text:style-name="T6"> b) { … } </text:span><text:span text:style-name="T9">// Rückgabetyp hergeleitet</text:span></text:p>
          </draw:text-box>
        </draw:frame>
        <presentation:notes draw:style-name="dp2">
          <office:forms form:automatic-focus="false" form:apply-design-mode="false"/>
          <draw:page-thumbnail draw:style-name="gr5" draw:layer="layout" svg:width="13.758cm" svg:height="10.319cm" svg:x="2.54cm" svg:y="2.064cm" draw:page-number="16" presentation:class="page"/>
          <draw:frame presentation:style-name="pr7" draw:text-style-name="P8" draw:layer="layout" svg:width="13.811cm" svg:height="12.383cm" svg:x="2.514cm" svg:y="13.07cm" presentation:class="notes" presentation:placeholder="true">
            <draw:text-box/>
          </draw:frame>
        </presentation:notes>
      </draw:page>
      <draw:page draw:name="page17"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Neuerung in C++11: auto</text:p>
          </draw:text-box>
        </draw:frame>
        <draw:frame presentation:style-name="pr6" draw:layer="layout" svg:width="23.5cm" svg:height="14.564cm" svg:x="0.5cm" svg:y="2cm" presentation:class="outline" presentation:user-transformed="true">
          <draw:text-box>
            <text:list text:style-name="L3">
              <text:list-item>
                <text:p>Vorteile [MCS](Folie 13ff.)</text:p>
                <text:list>
                  <text:list-item>
                    <text:p>Korrektheit</text:p>
                  </text:list-item>
                </text:list>
              </text:list-item>
            </text:list>
            <text:p text:style-name="P35"><text:span text:style-name="T8">void</text:span><text:span text:style-name="T6"> f(</text:span><text:span text:style-name="T8">const</text:span><text:span text:style-name="T6"> vector&lt;</text:span><text:span text:style-name="T8">int</text:span><text:span text:style-name="T6">&gt;&amp; v) {</text:span></text:p>
            <text:p text:style-name="P36"><text:span text:style-name="T6">vector&lt;</text:span><text:span text:style-name="T8">int</text:span><text:span text:style-name="T6">&gt;::iterator i = v.begin(); </text:span><text:span text:style-name="T9">// Fehler</text:span></text:p>
            <text:p text:style-name="P36"><text:span text:style-name="T6">vector&lt;</text:span><text:span text:style-name="T8">int</text:span><text:span text:style-name="T6">&gt;::const_iterator i = v.begin(); </text:span><text:span text:style-name="T9">// korrekt</text:span></text:p>
            <text:p text:style-name="P36"><text:span text:style-name="T8">auto</text:span><text:span text:style-name="T6"> i = v.begin(); </text:span><text:span text:style-name="T9">// korrekt + kein Denkaufwand</text:span></text:p>
            <text:p text:style-name="P37"><text:span text:style-name="T6">}</text:span></text:p>
            <text:list text:continue-numbering="true" text:style-name="L3">
              <text:list-item>
                <text:list>
                  <text:list-item>
                    <text:p>Wartbarkeit</text:p>
                  </text:list-item>
                </text:list>
              </text:list-item>
            </text:list>
            <text:p text:style-name="P35"><text:span text:style-name="T8">int</text:span><text:span text:style-name="T6"> i = f(1, 2, 3) * 42; </text:span><text:span text:style-name="T9">// Datentyp korrekt</text:span></text:p>
            <text:p text:style-name="P35"><text:span text:style-name="T8">int</text:span><text:span text:style-name="T6"> i = f(1, 2, 3) * 42.0; </text:span><text:span text:style-name="T9">// Datentyp verliert an Genauigkeit</text:span></text:p>
            <text:p text:style-name="P37"><text:span text:style-name="T8">auto</text:span><text:span text:style-name="T6"> i = f(1, 2, 3) * 42.0; </text:span><text:span text:style-name="T9">// Datentyp korrekt</text:span></text:p>
            <text:list text:continue-numbering="true" text:style-name="L3">
              <text:list-item>
                <text:list>
                  <text:list-item>
                    <text:p>Leistung</text:p>
                    <text:list>
                      <text:list-item>
                        <text:p>automatische Herleitung garantiert, dass keine implizite Typkonversion stattfindet</text:p>
                      </text:list-item>
                    </text:list>
                  </text:list-item>
                  <text:list-item>
                    <text:p>Benutzbarkeit</text:p>
                    <text:list>
                      <text:list-item>
                        <text:p>Lambdas, <text:span text:style-name="T6">std::container&lt;VeryLongTypeName&gt;::const_iterator</text:span>, …</text:p>
                      </text:list-item>
                    </text:list>
                  </text:list-item>
                  <text:list-item>
                    <text:p>Bequemlichkeit</text:p>
                  </text:list-item>
                </text:list>
              </text:list-item>
            </text:list>
          </draw:text-box>
        </draw:frame>
        <presentation:notes draw:style-name="dp2">
          <office:forms form:automatic-focus="false" form:apply-design-mode="false"/>
          <draw:page-thumbnail draw:style-name="gr5" draw:layer="layout" svg:width="13.758cm" svg:height="10.319cm" svg:x="2.54cm" svg:y="2.064cm" draw:page-number="17" presentation:class="page"/>
          <draw:frame presentation:style-name="pr7" draw:text-style-name="P8" draw:layer="layout" svg:width="13.811cm" svg:height="12.383cm" svg:x="2.514cm" svg:y="13.07cm" presentation:class="notes" presentation:placeholder="true">
            <draw:text-box/>
          </draw:frame>
        </presentation:notes>
      </draw:page>
      <draw:page draw:name="page18"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Beispiel: Names scores &gt; Implementierung in C++14</text:p>
          </draw:text-box>
        </draw:frame>
        <draw:frame presentation:style-name="pr6" draw:layer="layout" svg:width="23.5cm" svg:height="14.566cm" svg:x="0.5cm" svg:y="2cm" presentation:class="outline" presentation:user-transformed="true">
          <draw:text-box>
            <text:p text:style-name="P33"><text:span text:style-name="T8">using namespace</text:span><text:span text:style-name="T6"> std;</text:span></text:p>
            <text:p text:style-name="P13"><text:span text:style-name="T8">struct</text:span><text:span text:style-name="T6"> alphabet_val</text:span></text:p>
            <text:p text:style-name="P13"><text:span text:style-name="T6">{</text:span></text:p>
            <text:p text:style-name="P14"><text:span text:style-name="T8">auto</text:span><text:span text:style-name="T6"> operator()(</text:span><text:span text:style-name="T8">int</text:span><text:span text:style-name="T6"> acc, </text:span><text:span text:style-name="T8">char</text:span><text:span text:style-name="T6"> c) { </text:span><text:span text:style-name="T8">return</text:span><text:span text:style-name="T6"> acc + (c – 64); }</text:span></text:p>
            <text:p text:style-name="P16"><text:span text:style-name="T6">};</text:span></text:p>
            <text:p text:style-name="P26"><text:span text:style-name="T9">// in main()</text:span></text:p>
            <text:p text:style-name="P12"><text:span text:style-name="T8">auto</text:span><text:span text:style-name="T6"> names = list&lt;string&gt;{};</text:span></text:p>
            <text:p text:style-name="P12"><text:span text:style-name="T9">// hier Datei öffnen und einlesen</text:span></text:p>
            <text:p text:style-name="P13"><text:span text:style-name="T6">names.sort();</text:span></text:p>
            <text:p text:style-name="P13"><text:span text:style-name="T8">auto</text:span><text:span text:style-name="T6"> i = 1;</text:span></text:p>
            <text:p text:style-name="P12"><text:span text:style-name="T8">auto</text:span><text:span text:style-name="T6"> total = 0;</text:span></text:p>
            <text:p text:style-name="P13"><text:span text:style-name="T9">// konkreter Typ von names jetzt egal</text:span></text:p>
            <text:p text:style-name="P13"><text:span text:style-name="T8">for</text:span><text:span text:style-name="T6">(</text:span><text:span text:style-name="T8">auto</text:span><text:span text:style-name="T6"> it = names.begin(); it != names.end(); ++it, ++i)</text:span></text:p>
            <text:p text:style-name="P13"><text:span text:style-name="T6">{</text:span></text:p>
            <text:p text:style-name="P14"><text:span text:style-name="T9">// konkreter string-Typ jetzt egal</text:span></text:p>
            <text:p text:style-name="P14"><text:span text:style-name="T8">auto</text:span><text:span text:style-name="T15">&amp;</text:span><text:span text:style-name="T6"> s = *it;</text:span></text:p>
            <text:p text:style-name="P14"><text:span text:style-name="T8">auto</text:span><text:span text:style-name="T6"> alpha_val = accumulate(s.begin(), s.end(), 0, alphabet_val());</text:span></text:p>
            <text:p text:style-name="P14"><text:span text:style-name="T6">total += alpha_val * i;</text:span></text:p>
            <text:p text:style-name="P16"><text:span text:style-name="T6">}</text:span></text:p>
          </draw:text-box>
        </draw:frame>
        <presentation:notes draw:style-name="dp2">
          <office:forms form:automatic-focus="false" form:apply-design-mode="false"/>
          <draw:page-thumbnail draw:style-name="gr5" draw:layer="layout" svg:width="13.758cm" svg:height="10.319cm" svg:x="2.54cm" svg:y="2.064cm" draw:page-number="18" presentation:class="page"/>
          <draw:frame presentation:style-name="pr7" draw:text-style-name="P8" draw:layer="layout" svg:width="13.811cm" svg:height="12.383cm" svg:x="2.514cm" svg:y="13.07cm" presentation:class="notes" presentation:placeholder="true">
            <draw:text-box/>
          </draw:frame>
        </presentation:notes>
      </draw:page>
      <draw:page draw:name="page19"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Beispiel: Names scores &gt; Implementierung in C++14</text:p>
          </draw:text-box>
        </draw:frame>
        <draw:frame presentation:style-name="pr6" draw:layer="layout" svg:width="23.5cm" svg:height="11.049cm" svg:x="0.5cm" svg:y="2cm" presentation:class="outline" presentation:user-transformed="true">
          <draw:text-box>
            <text:list text:style-name="L3">
              <text:list-item>
                <text:p>Vorteile:</text:p>
                <text:list>
                  <text:list-item>
                    <text:p>Abhängigkeiten von <text:span text:style-name="T6">range</text:span>s Datentyp und der konkreten <text:span text:style-name="T6">string</text:span>-Klasse eliminiert</text:p>
                  </text:list-item>
                  <text:list-item>
                    <text:p><text:span text:style-name="T6">range</text:span>s Datentyp kann nun einfach gegen einen flexibleren (<text:span text:style-name="T6">vector</text:span>, Random Access Iterator) oder schnelleren (<text:span text:style-name="T6">forward_list</text:span>, C++11[CPP11](§23.3.4), kein bidirektionaler Iterator) getauscht werden</text:p>
                  </text:list-item>
                </text:list>
              </text:list-item>
              <text:list-item>
                <text:p>Nachteile:</text:p>
              </text:list-item>
            </text:list>
            <text:list text:style-name="L5">
              <text:list-item>
                <text:list>
                  <text:list-item>
                    <text:p>Iteratoren werden immer noch explizit eingesetzt</text:p>
                  </text:list-item>
                </text:list>
              </text:list-item>
            </text:list>
            <text:p text:style-name="P24">→ Lösung: range-for [CPP11](§6.5.4)</text:p>
            <text:list text:continue-numbering="true" text:style-name="L5">
              <text:list-item>
                <text:list>
                  <text:list-item>
                    <text:p>Functor immer noch vorhanden</text:p>
                  </text:list-item>
                </text:list>
              </text:list-item>
            </text:list>
            <text:p text:style-name="P24">→ Lösung: Lambdas [CPP11](§5.1.2)</text:p>
          </draw:text-box>
        </draw:frame>
        <presentation:notes draw:style-name="dp2">
          <office:forms form:automatic-focus="false" form:apply-design-mode="false"/>
          <draw:page-thumbnail draw:style-name="gr5" draw:layer="layout" svg:width="13.758cm" svg:height="10.319cm" svg:x="2.54cm" svg:y="2.064cm" draw:page-number="19" presentation:class="page"/>
          <draw:frame presentation:style-name="pr7" draw:text-style-name="P8" draw:layer="layout" svg:width="13.811cm" svg:height="12.383cm" svg:x="2.514cm" svg:y="13.07cm" presentation:class="notes" presentation:placeholder="true">
            <draw:text-box/>
          </draw:frame>
        </presentation:notes>
      </draw:page>
      <draw:page draw:name="page20"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Beispiel: Names scores &gt; Implementierung in C++14</text:p>
          </draw:text-box>
        </draw:frame>
        <draw:frame presentation:style-name="pr6" draw:layer="layout" svg:width="23.5cm" svg:height="11.526cm" svg:x="0.5cm" svg:y="2cm" presentation:class="outline" presentation:user-transformed="true">
          <draw:text-box>
            <text:p text:style-name="P33"><text:span text:style-name="T8">using namespace</text:span><text:span text:style-name="T6"> std;</text:span></text:p>
            <text:p text:style-name="P13"><text:span text:style-name="T9">// in main()</text:span></text:p>
            <text:p text:style-name="P12"><text:span text:style-name="T8">auto</text:span><text:span text:style-name="T6"> names = forward_list&lt;string&gt;{};</text:span></text:p>
            <text:p text:style-name="P12"><text:span text:style-name="T9">// hier Datei öffnen und einlesen</text:span></text:p>
            <text:p text:style-name="P13"><text:span text:style-name="T6">names.sort();</text:span></text:p>
            <text:p text:style-name="P13"><text:span text:style-name="T8">auto</text:span><text:span text:style-name="T6"> i = 1;</text:span></text:p>
            <text:p text:style-name="P12"><text:span text:style-name="T8">auto</text:span><text:span text:style-name="T6"> total = 0;</text:span></text:p>
            <text:p text:style-name="P13"><text:span text:style-name="T9"/></text:p>
            <text:p text:style-name="P13"><text:span text:style-name="T8">for</text:span><text:span text:style-name="T6">(</text:span><text:span text:style-name="T8">auto</text:span><text:span text:style-name="T15">&amp;</text:span><text:span text:style-name="T8"> s</text:span><text:span text:style-name="T6"> : names)</text:span></text:p>
            <text:p text:style-name="P13"><text:span text:style-name="T6">{</text:span></text:p>
            <text:p text:style-name="P14"><text:span text:style-name="T8">auto</text:span><text:span text:style-name="T6"> alpha_val = accumulate(s.begin(), s.end(), 0,</text:span></text:p>
            <text:p text:style-name="P15"><text:span text:style-name="T6">[](</text:span><text:span text:style-name="T8">int</text:span><text:span text:style-name="T6"> acc, </text:span><text:span text:style-name="T8">char</text:span><text:span text:style-name="T6"> c) { </text:span><text:span text:style-name="T8">return</text:span><text:span text:style-name="T6"> acc + (c – 64) });</text:span></text:p>
            <text:p text:style-name="P14"><text:span text:style-name="T6">total += alpha_val * i;</text:span></text:p>
            <text:p text:style-name="P14"><text:span text:style-name="T6">++i;</text:span></text:p>
            <text:p text:style-name="P16"><text:span text:style-name="T6">}</text:span></text:p>
          </draw:text-box>
        </draw:frame>
        <presentation:notes draw:style-name="dp2">
          <office:forms form:automatic-focus="false" form:apply-design-mode="false"/>
          <draw:page-thumbnail draw:style-name="gr5" draw:layer="layout" svg:width="13.758cm" svg:height="10.319cm" svg:x="2.54cm" svg:y="2.064cm" draw:page-number="20" presentation:class="page"/>
          <draw:frame presentation:style-name="pr7" draw:text-style-name="P38" draw:layer="layout" svg:width="13.811cm" svg:height="12.383cm" svg:x="2.514cm" svg:y="13.07cm" presentation:class="notes" presentation:placeholder="true">
            <draw:text-box/>
          </draw:frame>
        </presentation:notes>
      </draw:page>
      <draw:page draw:name="page21" draw:style-name="dp3" draw:master-page-name="Master1-Layout2-obj-Titel-und-Inhalt" presentation:presentation-page-layout-name="AL2T1">
        <office:forms form:automatic-focus="false" form:apply-design-mode="false"/>
        <draw:frame presentation:style-name="pr5" draw:layer="layout" svg:width="23.697cm" svg:height="1.151cm" svg:x="0.9cm" svg:y="0.207cm" presentation:class="title">
          <draw:text-box>
            <text:p>Beispiel: Names scores &gt; Implementierung in C++14</text:p>
          </draw:text-box>
        </draw:frame>
        <draw:frame presentation:style-name="pr6" draw:layer="layout" svg:width="23.5cm" svg:height="11.456cm" svg:x="0.5cm" svg:y="2cm" presentation:class="outline" presentation:user-transformed="true">
          <draw:text-box>
            <text:list text:style-name="L3">
              <text:list-item>
                <text:p>Compilerflags: -O3 -std=c++14</text:p>
              </text:list-item>
              <text:list-item>
                <text:p>Ausgabe:</text:p>
              </text:list-item>
            </text:list>
            <text:p text:style-name="P23"><text:span text:style-name="T6">Total: 871198282</text:span></text:p>
            <text:p text:style-name="P34"><text:span text:style-name="T6">Elapsed time: 3555µs</text:span></text:p>
            <text:list text:continue-numbering="true" text:style-name="L3">
              <text:list-item>
                <text:p>Vorteile:</text:p>
                <text:list>
                  <text:list-item>
                    <text:p>kein Functor nötig, kurze, eindeutige Berechnungsvorschrift am Ort der Anwendung</text:p>
                  </text:list-item>
                  <text:list-item>
                    <text:p>keine umständliche Iteratorensyntax, stattdessen klare Absichtsbekundung seitens des Programmierers (für jedes Element im Container…)</text:p>
                  </text:list-item>
                  <text:list-item>
                    <text:p>unabhängig vom Datentyp des Containers und des enthaltenen string-Objektes</text:p>
                  </text:list-item>
                  <text:list-item>
                    <text:p>keine Leistungseinbußen trotz höheren Abstraktionsgrades</text:p>
                  </text:list-item>
                </text:list>
              </text:list-item>
            </text:list>
          </draw:text-box>
        </draw:frame>
        <presentation:notes draw:style-name="dp2">
          <office:forms form:automatic-focus="false" form:apply-design-mode="false"/>
          <draw:page-thumbnail draw:style-name="gr5" draw:layer="layout" svg:width="13.758cm" svg:height="10.319cm" svg:x="2.54cm" svg:y="2.064cm" draw:page-number="21" presentation:class="page"/>
          <draw:frame presentation:style-name="pr7" draw:text-style-name="P8" draw:layer="layout" svg:width="13.811cm" svg:height="12.383cm" svg:x="2.514cm" svg:y="13.07cm" presentation:class="notes" presentation:placeholder="true">
            <draw:text-box/>
          </draw:frame>
        </presentation:notes>
      </draw:page>
      <draw:page draw:name="page22" draw:style-name="dp3" draw:master-page-name="Master1-Layout2-obj-Titel-und-Inhalt" presentation:presentation-page-layout-name="AL2T1">
        <office:forms form:automatic-focus="false" form:apply-design-mode="false"/>
        <draw:frame presentation:style-name="pr2" draw:layer="layout" svg:width="23.697cm" svg:height="1.157cm" svg:x="0.9cm" svg:y="0.204cm" presentation:class="title">
          <draw:text-box>
            <text:p>Quellen</text:p>
          </draw:text-box>
        </draw:frame>
        <draw:frame presentation:style-name="pr16" draw:layer="layout" svg:width="23.5cm" svg:height="14.931cm" svg:x="0.5cm" svg:y="2cm" presentation:class="outline" presentation:user-transformed="true">
          <draw:text-box>
            <text:list text:style-name="L3">
              <text:list-item>
                <text:p>[CPP11] ISO/IEC JTC1/SC22/WG21: <text:span text:style-name="T16">International Standard ISO/IEC 14882:2011(E) – Programming Language C++</text:span><text:span text:style-name="T17">, ISO/IEC, 2011</text:span></text:p>
              </text:list-item>
              <text:list-item>
                <text:p>[CPP14] ISO/IEC JTC1/SC22/WG21: <text:span text:style-name="T16">International Standard ISO/IEC 14882:2014(E) – Programming Language C++</text:span><text:span text:style-name="T17">, ISO/IEC, 2014</text:span></text:p>
              </text:list-item>
              <text:list-item>
                <text:p><text:span text:style-name="T17">[CPP17] ISO/IEC JTC1/SC22/WG21: </text:span><text:span text:style-name="T16">Working Draft, Standard for Programming Language C++</text:span><text:span text:style-name="T17">, ISO/IEC, Entwurf vom 30.05.2016</text:span></text:p>
              </text:list-item>
              <text:list-item>
                <text:p>[EP1] Project Euler: <text:span text:style-name="T16">Problem 1. Multiples of 3 and 5</text:span><text:span text:style-name="T17">, letzte Aktualisierung unbekannt, zuletzt abgerufen am 12.06.2016, </text:span><text:span text:style-name="T17"><text:a xlink:href="https://projecteuler.net/problem=1" xlink:type="simple">https://projecteuler.net/problem=1</text:a></text:span></text:p>
              </text:list-item>
              <text:list-item>
                <text:p>[EP22] Project Euler: <text:span text:style-name="T16">Problem 22. Names scores</text:span>, letzte Aktualisierung unbekannt, zuletzt abgerufen am 12.06.2016, <text:a xlink:href="https://projecteuler.net/problem=22" xlink:type="simple">https://projecteuler.net/problem=22</text:a></text:p>
              </text:list-item>
              <text:list-item>
                <text:p>[MCS] Herb Sutter: <text:span text:style-name="T16">Back to Basics: Modern C++ Style</text:span><text:span text:style-name="T17">, Folien zum Vortrag auf der CppCon 2014, letzte Änderung am 13.09.2014, zuletzt abgerufen am 12.06.2016, </text:span><text:span text:style-name="T17"><text:a xlink:href="https://github.com/CppCon/CppCon2014/tree/master/Presentations/Back%20to%20the%20Basics!%20Essentials%20of%20Modern%20C%2B%2B%20Style" xlink:type="simple">https://github.com/CppCon/CppCon2014/tree/master/Presentations/Back%20to%20the%20Basics!%20Essentials%20of%20Modern%20C%2B%2B%20Style</text:a></text:span></text:p>
              </text:list-item>
              <text:list-item>
                <text:p><text:span text:style-name="T17"/></text:p>
                <text:p/>
              </text:list-item>
            </text:list>
          </draw:text-box>
        </draw:frame>
        <presentation:notes draw:style-name="dp2">
          <draw:page-thumbnail draw:style-name="gr5" draw:layer="layout" svg:width="13.758cm" svg:height="10.319cm" svg:x="2.54cm" svg:y="2.064cm" draw:page-number="22" presentation:class="page"/>
          <draw:frame presentation:style-name="pr7" draw:text-style-name="P8" draw:layer="layout" svg:width="13.811cm" svg:height="12.383cm" svg:x="2.514cm" svg:y="13.07cm" presentation:class="notes" presentation:placeholder="true">
            <draw:text-box/>
          </draw:frame>
        </presentation:notes>
      </draw:page>
      <draw:page draw:name="page23" draw:style-name="dp3" draw:master-page-name="Master1-Layout2-obj-Titel-und-Inhalt" presentation:presentation-page-layout-name="AL1T0">
        <office:forms form:automatic-focus="false" form:apply-design-mode="false"/>
        <draw:frame presentation:style-name="pr2" draw:layer="layout" svg:width="23.697cm" svg:height="1.157cm" svg:x="0.9cm" svg:y="0.204cm" presentation:class="title" presentation:placeholder="true" presentation:user-transformed="true">
          <draw:text-box/>
        </draw:frame>
        <draw:frame presentation:style-name="pr17" draw:text-style-name="P40" draw:layer="layout" svg:width="24.392cm" svg:height="13.24cm" svg:x="0.5cm" svg:y="2cm" presentation:class="subtitle" presentation:user-transformed="true">
          <draw:text-box>
            <text:list text:style-name="L4">
              <text:list-header>
                <text:p text:style-name="P39"><text:span text:style-name="T18">Vielen Dank!</text:span></text:p>
              </text:list-header>
            </text:list>
          </draw:text-box>
        </draw:frame>
        <presentation:notes draw:style-name="dp2">
          <draw:page-thumbnail draw:style-name="gr5" draw:layer="layout" svg:width="13.758cm" svg:height="10.319cm" svg:x="2.54cm" svg:y="2.064cm" draw:page-number="23" presentation:class="page"/>
          <draw:frame presentation:style-name="pr7" draw:text-style-name="P38" draw:layer="layout" svg:width="13.811cm" svg:height="12.383cm" svg:x="2.514cm" svg:y="13.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Bold1" svg:font-family="DIN-Bold"/>
    <style:font-face style:name="Times New Roman2" svg:font-family="'Times New Roman'"/>
    <style:font-face style:name="Univers 45 Light3" svg:font-family="'Univers 45 Light'"/>
    <style:font-face style:name="Univers LD" svg:font-family="'Univers LD'"/>
    <style:font-face style:name="Univers Light1" svg:font-family="'Univers Light'"/>
    <style:font-face style:name="Ubuntu Mono" svg:font-family="'Ubuntu Mono'" style:font-pitch="fixed"/>
    <style:font-face style:name="Times New Roman3" svg:font-family="'Times New Roman'" style:font-family-generic="roman" style:font-pitch="fixed"/>
    <style:font-face style:name="ＭＳ Ｐゴシック1" svg:font-family="'ＭＳ Ｐゴシック'" style:font-family-generic="roman" style:font-pitch="fixed"/>
    <style:font-face style:name="Arial1" svg:font-family="Arial" style:font-pitch="variable"/>
    <style:font-face style:name="DIN-Bold" svg:font-family="DIN-Bold" style:font-pitch="variable"/>
    <style:font-face style:name="Liberation Sans1" svg:font-family="'Liberation Sans'" style:font-pitch="variable"/>
    <style:font-face style:name="Lohit Hindi2" svg:font-family="'Lohit Hindi'" style:font-pitch="variable"/>
    <style:font-face style:name="Noto Sans Devanagari1" svg:font-family="'Noto Sans Devanagari'" style:font-pitch="variable"/>
    <style:font-face style:name="Times New Roman1" svg:font-family="'Times New Roman'" style:font-pitch="variable"/>
    <style:font-face style:name="Univers 45 Light" svg:font-family="'Univers 45 Light'" style:font-pitch="variable"/>
    <style:font-face style:name="Univers 45 Light1" svg:font-family="'Univers 45 Light'" style:font-adornments="Bold" style:font-pitch="variable"/>
    <style:font-face style:name="Univers LT Std" svg:font-family="'Univers LT Std'" style:font-pitch="variable"/>
    <style:font-face style:name="Univers LT Std1" svg:font-family="'Univers LT Std'" style:font-adornments="45 Light" style:font-pitch="variable"/>
    <style:font-face style:name="Univers Light" svg:font-family="'Univers Light'" style:font-pitch="variable"/>
    <style:font-face style:name="AR PL New Sung1" svg:font-family="'AR PL New Sung'" style:font-family-generic="roman" style:font-pitch="variable"/>
    <style:font-face style:name="Arial" svg:font-family="Arial" style:font-family-generic="roman" style:font-pitch="variable"/>
    <style:font-face style:name="DIN-Bold2" svg:font-family="DIN-Bold" style:font-family-generic="roman" style:font-pitch="variable"/>
    <style:font-face style:name="Liberation Sans" svg:font-family="'Liberation Sans'" style:font-family-generic="roman" style:font-pitch="variable"/>
    <style:font-face style:name="Noto Sans Devanagari2" svg:font-family="'Noto Sans Devanagari'" style:font-family-generic="roman" style:font-pitch="variable"/>
    <style:font-face style:name="Times New Roman" svg:font-family="'Times New Roman'" style:font-family-generic="roman" style:font-pitch="variable"/>
    <style:font-face style:name="Univers 45 Light2" svg:font-family="'Univers 45 Light'" style:font-family-generic="roman" style:font-pitch="variable"/>
    <style:font-face style:name="ＭＳ Ｐゴシック" svg:font-family="'ＭＳ Ｐゴシック'" style:font-family-generic="roman" style:font-pitch="variable"/>
    <style:font-face style:name="Arial2" svg:font-family="Arial" style:font-family-generic="swiss" style:font-pitch="variable"/>
    <style:font-face style:name="DIN" svg:font-family="DIN" style:font-family-generic="swiss" style:font-pitch="variable"/>
    <style:font-face style:name="DIN-Bold3" svg:font-family="DIN-Bold" style:font-family-generic="swiss" style:font-pitch="variable"/>
    <style:font-face style:name="Droid Sans Fallback1" svg:font-family="'Droid Sans Fallback'" style:font-family-generic="swiss" style:font-pitch="variable"/>
    <style:font-face style:name="Lohit Hindi1" svg:font-family="'Lohit Hindi'" style:font-family-generic="swiss" style:font-pitch="variable"/>
    <style:font-face style:name="Univers" svg:font-family="Univers" style:font-family-generic="swiss" style:font-pitch="variable"/>
    <style:font-face style:name="Univers1" svg:font-family="Univers" style:font-adornments="Regular" style:font-family-generic="swiss" style:font-pitch="variable"/>
    <style:font-face style:name="Verdana" svg:font-family="Verdana" style:font-family-generic="swiss" style:font-pitch="variable"/>
    <style:font-face style:name="AR PL New Sung" svg:font-family="'AR PL New Sung'" style:font-family-generic="system"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4" draw:display-name="Hatching 4" draw:style="single" draw:color="#808080" draw:distance="0.02cm" draw:rotation="0"/>
    <draw:fill-image draw:name="Bitmape_20_5" draw:display-name="Bitmape 5" xlink:href="Pictures/100000000000002000000020B2FF2A327EABC87D.png" xlink:type="simple" xlink:show="embed" xlink:actuate="onLoad"/>
    <draw:fill-image draw:name="background" xlink:href="Pictures/100000000000042B000003208BE499AC75AC72E4.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draw:stroke="none" svg:stroke-color="#000000" draw:fill-color="#22228b"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808080" draw:marker-start-width="0.2cm" draw:marker-start-center="false" draw:marker-end-width="0.2cm" draw:marker-end-center="false" draw:fill="solid" draw:fill-color="#cfe7e5" draw:fill-gradient-name="Gradient_20_7" draw:fill-hatch-name="Hatching_20_4" draw:fill-image-name="Bitmape_20_5" draw:fill-image-width="0cm" draw:fill-image-height="0cm"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Graphics" style:family="graphic"/>
    <style:style style:name="allgemein_5f_deu-background" style:display-name="allgemein_deu-background" style:family="presentation">
      <style:graphic-properties draw:stroke="none" draw:fill="bitmap" draw:fill-color="#ffffff" draw:fill-image-name="background" style:repeat="stretch"/>
      <style:text-properties style:letter-kerning="true"/>
    </style:style>
    <style:style style:name="allgemein_5f_deu-backgroundobjects" style:display-name="allgemein_deu-backgroundobjects" style:family="presentation">
      <style:graphic-properties draw:shadow="hidden" draw:shadow-offset-x="0.3cm" draw:shadow-offset-y="0.3cm" draw:shadow-color="#808080"/>
      <style:text-properties style:letter-kerning="true"/>
    </style:style>
    <style:style style:name="allgemein_5f_deu-notes" style:display-name="allgemein_deu-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lgemein_5f_deu-outline1" style:display-name="allgemein_deu-outline1" style:family="presentation">
      <style:graphic-properties draw:stroke="none" draw:fill="none">
        <text:list-style style:name="allgemein_5f_deu-outline1" style:display-name="allgemein_de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2pt" fo:font-style="normal" fo:text-shadow="none" style:text-underline-style="none" fo:font-weight="normal" style:letter-kerning="true" style:font-name-asian="Microsoft YaHei" style:font-family-asian="'Microsoft YaHei'" style:font-family-generic-asian="system" style:font-pitch-asian="variable" style:font-size-asian="2pt" style:font-style-asian="normal" style:font-weight-asian="normal" style:font-name-complex="Mangal" style:font-family-complex="Mangal" style:font-family-generic-complex="system" style:font-pitch-complex="variable" style:font-size-complex="2pt" style:font-style-complex="normal" style:font-weight-complex="normal" style:text-emphasize="none" style:font-relief="none" style:text-overline-style="none" style:text-overline-color="font-color"/>
    </style:style>
    <style:style style:name="allgemein_5f_deu-outline2" style:display-name="allgemein_deu-outline2" style:family="presentation" style:parent-style-name="allgemein_5f_deu-outline1">
      <style:paragraph-properties fo:margin-top="0cm" fo:margin-bottom="0.4cm"/>
      <style:text-properties fo:font-size="28pt" style:font-size-asian="28pt" style:font-size-complex="28pt"/>
    </style:style>
    <style:style style:name="allgemein_5f_deu-outline3" style:display-name="allgemein_deu-outline3" style:family="presentation" style:parent-style-name="allgemein_5f_deu-outline2">
      <style:paragraph-properties fo:margin-top="0cm" fo:margin-bottom="0.3cm"/>
      <style:text-properties fo:font-size="24pt" style:font-size-asian="24pt" style:font-size-complex="24pt"/>
    </style:style>
    <style:style style:name="allgemein_5f_deu-outline4" style:display-name="allgemein_deu-outline4" style:family="presentation" style:parent-style-name="allgemein_5f_deu-outline3">
      <style:paragraph-properties fo:margin-top="0cm" fo:margin-bottom="0.2cm"/>
      <style:text-properties fo:font-size="20pt" style:font-size-asian="20pt" style:font-size-complex="20pt"/>
    </style:style>
    <style:style style:name="allgemein_5f_deu-outline5" style:display-name="allgemein_deu-outline5" style:family="presentation" style:parent-style-name="allgemein_5f_deu-outline4">
      <style:paragraph-properties fo:margin-top="0cm" fo:margin-bottom="0.1cm"/>
      <style:text-properties fo:font-size="20pt" style:font-size-asian="20pt" style:font-size-complex="20pt"/>
    </style:style>
    <style:style style:name="allgemein_5f_deu-outline6" style:display-name="allgemein_deu-outline6" style:family="presentation" style:parent-style-name="allgemein_5f_deu-outline5">
      <style:paragraph-properties fo:margin-top="0cm" fo:margin-bottom="0.1cm"/>
      <style:text-properties fo:font-size="20pt" style:font-size-asian="20pt" style:font-size-complex="20pt"/>
    </style:style>
    <style:style style:name="allgemein_5f_deu-outline7" style:display-name="allgemein_deu-outline7" style:family="presentation" style:parent-style-name="allgemein_5f_deu-outline6">
      <style:paragraph-properties fo:margin-top="0cm" fo:margin-bottom="0.1cm"/>
      <style:text-properties fo:font-size="20pt" style:font-size-asian="20pt" style:font-size-complex="20pt"/>
    </style:style>
    <style:style style:name="allgemein_5f_deu-outline8" style:display-name="allgemein_deu-outline8" style:family="presentation" style:parent-style-name="allgemein_5f_deu-outline7">
      <style:paragraph-properties fo:margin-top="0cm" fo:margin-bottom="0.1cm"/>
      <style:text-properties fo:font-size="20pt" style:font-size-asian="20pt" style:font-size-complex="20pt"/>
    </style:style>
    <style:style style:name="allgemein_5f_deu-outline9" style:display-name="allgemein_deu-outline9" style:family="presentation" style:parent-style-name="allgemein_5f_deu-outline8">
      <style:paragraph-properties fo:margin-top="0cm" fo:margin-bottom="0.1cm"/>
      <style:text-properties fo:font-size="20pt" style:font-size-asian="20pt" style:font-size-complex="20pt"/>
    </style:style>
    <style:style style:name="allgemein_5f_deu-subtitle" style:display-name="allgemein_deu-subtitle" style:family="presentation">
      <style:graphic-properties draw:stroke="none" draw:fill="none" draw:textarea-vertical-align="middle">
        <text:list-style style:name="allgemein_5f_deu-subtitle" style:display-name="allgemein_deu-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lgemein_5f_deu-title" style:display-name="allgemein_deu-title" style:family="presentation">
      <style:graphic-properties draw:stroke="none" draw:fill="none" draw:textarea-vertical-align="middle">
        <text:list-style style:name="allgemein_5f_deu-title" style:display-name="allgemein_deu-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DIN" fo:font-family="DIN"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el-und-Inhalt-background" style:family="presentation">
      <style:graphic-properties draw:stroke="none" draw:fill="solid" draw:fill-color="#ffffff" draw:fill-image-width="0cm" draw:fill-image-height="0cm"/>
      <style:text-properties style:letter-kerning="true"/>
    </style:style>
    <style:style style:name="Master1-Layout2-obj-Titel-und-Inhalt-backgroundobjects" style:family="presentation">
      <style:graphic-properties draw:shadow="hidden" draw:shadow-offset-x="0.3cm" draw:shadow-offset-y="0.3cm" draw:shadow-color="#808080"/>
      <style:text-properties style:letter-kerning="true"/>
    </style:style>
    <style:style style:name="Master1-Layout2-obj-Titel-und-Inha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el-und-Inhalt-outline1" style:family="presentation">
      <style:graphic-properties draw:stroke="none" draw:fill="none">
        <text:list-style style:name="Master1-Layout2-obj-Titel-und-Inhalt-outline1">
          <text:list-level-style-image text:level="1" xlink:href="Pictures/100000000000000D0000000D71E94F11921A5DE8.png" xlink:type="simple" xlink:show="embed" xlink:actuate="onLoad">
            <style:list-level-properties text:space-before="0.61cm" text:min-label-width="0.889cm" style:vertical-pos="middle" style:vertical-rel="line" fo:width="0.508cm" fo:height="0.508cm"/>
          </text:list-level-style-image>
          <text:list-level-style-bullet text:level="2" text:bullet-char="–">
            <style:list-level-properties text:space-before="1.6cm" text:min-label-width="0.9cm"/>
            <style:text-properties style:font-name="Times New Roman" fo:color="#c0c0c0" fo:font-size="100%"/>
          </text:list-level-style-bullet>
          <text:list-level-style-bullet text:level="3" text:bullet-char="●">
            <style:list-level-properties text:space-before="2.9cm" text:min-label-width="0.8cm"/>
            <style:text-properties fo:font-family="'Segoe UI'" style:font-style-name="Standard" fo:color="#c0c0c0" fo:font-size="45%"/>
          </text:list-level-style-bullet>
          <text:list-level-style-bullet text:level="4" text:bullet-char="-">
            <style:list-level-properties text:space-before="4.3cm" text:min-label-width="0.6cm"/>
            <style:text-properties fo:font-family="'Segoe UI'" style:font-style-name="Standard" fo:color="#c0c0c0" fo:font-size="88%"/>
          </text:list-level-style-bullet>
          <text:list-level-style-bullet text:level="5" text:bullet-char="–">
            <style:list-level-properties text:space-before="5.4cm" text:min-label-width="0.6cm"/>
            <style:text-properties fo:font-family="'Segoe UI'" style:font-style-name="Standard" fo:color="#c0c0c0" fo:font-size="75%"/>
          </text:list-level-style-bullet>
          <text:list-level-style-bullet text:level="6" text:bullet-char="●">
            <style:list-level-properties text:space-before="6.6cm" text:min-label-width="0.6cm"/>
            <style:text-properties fo:font-family="StarSymbol" fo:color="#c0c0c0" fo:font-size="45%"/>
          </text:list-level-style-bullet>
          <text:list-level-style-bullet text:level="7" text:bullet-char="●">
            <style:list-level-properties text:space-before="7.8cm" text:min-label-width="0.6cm"/>
            <style:text-properties fo:font-family="StarSymbol" fo:color="#c0c0c0" fo:font-size="45%"/>
          </text:list-level-style-bullet>
          <text:list-level-style-bullet text:level="8" text:bullet-char="●">
            <style:list-level-properties text:space-before="9cm" text:min-label-width="0.6cm"/>
            <style:text-properties fo:font-family="StarSymbol" fo:color="#c0c0c0" fo:font-size="45%"/>
          </text:list-level-style-bullet>
          <text:list-level-style-bullet text:level="9" text:bullet-char="●">
            <style:list-level-properties text:space-before="10.2cm" text:min-label-width="0.6cm"/>
            <style:text-properties fo:font-family="StarSymbol" fo:color="#c0c0c0" fo:font-size="45%"/>
          </text:list-level-style-bullet>
          <text:list-level-style-bullet text:level="10" text:bullet-char="●">
            <style:list-level-properties text:space-before="11.4cm" text:min-label-width="0.6cm"/>
            <style:text-properties fo:font-family="StarSymbol" fo:color="#c0c0c0" fo:font-size="45%"/>
          </text:list-level-style-bullet>
        </text:list-style>
      </style:graphic-properties>
      <style:paragraph-properties fo:margin-top="0cm" fo:margin-bottom="0.5cm"/>
      <style:text-properties style:use-window-font-color="true" style:text-outline="false" style:text-line-through-style="none" style:text-line-through-type="none" style:font-name="Univers LT Std1" fo:font-family="'Univers LT Std'" style:font-style-name="45 Light"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Master1-Layout2-obj-Titel-und-Inhalt-outline2" style:family="presentation" style:parent-style-name="Master1-Layout2-obj-Titel-und-Inhalt-outline1">
      <style:paragraph-properties fo:margin-top="0cm" fo:margin-bottom="0.4cm"/>
      <style:text-properties style:font-name="Univers LT Std1" fo:font-family="'Univers LT Std'" style:font-style-name="45 Light" style:font-pitch="variable" fo:font-size="18pt" style:font-size-asian="18pt" style:font-size-complex="18pt"/>
    </style:style>
    <style:style style:name="Master1-Layout2-obj-Titel-und-Inhalt-outline3" style:family="presentation" style:parent-style-name="Master1-Layout2-obj-Titel-und-Inhalt-outline2">
      <style:paragraph-properties fo:margin-top="0cm" fo:margin-bottom="0.3cm"/>
      <style:text-properties style:font-name="Univers LT Std1" fo:font-family="'Univers LT Std'" style:font-style-name="45 Light" style:font-pitch="variable" fo:font-size="18pt" style:font-size-asian="18pt" style:font-size-complex="18pt"/>
    </style:style>
    <style:style style:name="Master1-Layout2-obj-Titel-und-Inhalt-outline4" style:family="presentation" style:parent-style-name="Master1-Layout2-obj-Titel-und-Inhalt-outline3">
      <style:paragraph-properties fo:margin-top="0cm" fo:margin-bottom="0.2cm"/>
      <style:text-properties style:font-name="Univers LT Std1" fo:font-family="'Univers LT Std'" style:font-style-name="45 Light" style:font-pitch="variable" fo:font-size="16pt" style:font-size-asian="16pt" style:font-size-complex="16pt"/>
    </style:style>
    <style:style style:name="Master1-Layout2-obj-Titel-und-Inhalt-outline5" style:family="presentation" style:parent-style-name="Master1-Layout2-obj-Titel-und-Inhalt-outline4">
      <style:paragraph-properties fo:margin-top="0cm" fo:margin-bottom="0.1cm"/>
      <style:text-properties style:font-name="Univers LT Std1" fo:font-family="'Univers LT Std'" style:font-style-name="45 Light" style:font-pitch="variable" fo:font-size="20pt" style:font-size-asian="20pt" style:font-size-complex="20pt"/>
    </style:style>
    <style:style style:name="Master1-Layout2-obj-Titel-und-Inhalt-outline6" style:family="presentation" style:parent-style-name="Master1-Layout2-obj-Titel-und-Inhalt-outline5">
      <style:paragraph-properties fo:margin-top="0cm" fo:margin-bottom="0.1cm"/>
      <style:text-properties style:font-name="Univers LT Std1" fo:font-family="'Univers LT Std'" style:font-style-name="45 Light" style:font-pitch="variable" fo:font-size="16pt" style:font-size-asian="16pt" style:font-size-complex="16pt"/>
    </style:style>
    <style:style style:name="Master1-Layout2-obj-Titel-und-Inhalt-outline7" style:family="presentation" style:parent-style-name="Master1-Layout2-obj-Titel-und-Inhalt-outline6">
      <style:paragraph-properties fo:margin-top="0cm" fo:margin-bottom="0.1cm"/>
      <style:text-properties style:font-name="Univers LT Std1" fo:font-family="'Univers LT Std'" style:font-style-name="45 Light" style:font-pitch="variable" fo:font-size="16pt" style:font-size-asian="16pt" style:font-size-complex="16pt"/>
    </style:style>
    <style:style style:name="Master1-Layout2-obj-Titel-und-Inhalt-outline8" style:family="presentation" style:parent-style-name="Master1-Layout2-obj-Titel-und-Inhalt-outline7">
      <style:paragraph-properties fo:margin-top="0cm" fo:margin-bottom="0.1cm"/>
      <style:text-properties style:font-name="Univers 45 Light" fo:font-family="'Univers 45 Light'" style:font-pitch="variable" fo:font-size="16pt" style:font-size-asian="16pt" style:font-size-complex="16pt"/>
    </style:style>
    <style:style style:name="Master1-Layout2-obj-Titel-und-Inhalt-outline9" style:family="presentation" style:parent-style-name="Master1-Layout2-obj-Titel-und-Inhalt-outline8">
      <style:paragraph-properties fo:margin-top="0cm" fo:margin-bottom="0.1cm"/>
      <style:text-properties style:font-name="Univers 45 Light" fo:font-family="'Univers 45 Light'" style:font-pitch="variable" fo:font-size="16pt" style:font-size-asian="16pt" style:font-size-complex="16pt"/>
    </style:style>
    <style:style style:name="Master1-Layout2-obj-Titel-und-Inhalt-subtitle" style:family="presentation">
      <style:graphic-properties draw:stroke="none" draw:fill="none" draw:textarea-vertical-align="middle">
        <text:list-style style:name="Master1-Layout2-obj-Titel-und-Inha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el-und-Inhalt-title" style:family="presentation">
      <style:graphic-properties draw:stroke="none" draw:fill="none" draw:textarea-vertical-align="middle">
        <text:list-style style:name="Master1-Layout2-obj-Titel-und-Inhalt-title">
          <text:list-level-style-image text:level="1">
            <style:list-level-properties style:vertical-pos="middle" style:vertical-rel="line"/>
          </text:list-level-style-image>
          <text:list-level-style-image text:level="2" xlink:href="Pictures/10000201000000BE000000BE9F67E86A3DC02520.png" xlink:type="simple" xlink:show="embed" xlink:actuate="onLoad">
            <style:list-level-properties text:space-before="0.6cm" text:min-label-width="0.6cm" style:vertical-pos="middle" style:vertical-rel="line" fo:width="0.5cm" fo:height="0.5cm"/>
          </text:list-level-style-image>
          <text:list-level-style-bullet text:level="3" text:bullet-char="−">
            <style:list-level-properties text:space-before="1.2cm" text:min-label-width="0.6cm"/>
            <style:text-properties fo:font-family="'Segoe UI'" style:font-style-name="Standard" fo:color="#000000" fo:font-size="50%"/>
          </text:list-level-style-bullet>
          <text:list-level-style-bullet text:level="4" text:bullet-char="●">
            <style:list-level-properties text:space-before="1.8cm" text:min-label-width="0.6cm"/>
            <style:text-properties fo:font-family="'Segoe UI'" style:font-style-name="Standard" fo:color="#000000" fo:font-size="50%"/>
          </text:list-level-style-bullet>
          <text:list-level-style-bullet text:level="5" text:bullet-char="−">
            <style:list-level-properties text:space-before="2.4cm" text:min-label-width="0.6cm"/>
            <style:text-properties fo:font-family="'Times New Roman'" style:font-style-name="Standard" style:font-family-generic="roman" fo:color="#000000" fo:font-size="35%"/>
          </text:list-level-style-bullet>
          <text:list-level-style-image text:level="6">
            <style:list-level-properties text:space-before="3cm" text:min-label-width="0.6cm" style:vertical-pos="middle" style:vertical-rel="line"/>
          </text:list-level-style-image>
          <text:list-level-style-image text:level="7">
            <style:list-level-properties text:space-before="3.6cm" text:min-label-width="0.6cm" style:vertical-pos="middle" style:vertical-rel="line"/>
          </text:list-level-style-image>
          <text:list-level-style-image text:level="8">
            <style:list-level-properties text:space-before="4.2cm" text:min-label-width="0.6cm" style:vertical-pos="middle" style:vertical-rel="line"/>
          </text:list-level-style-image>
          <text:list-level-style-image text:level="9">
            <style:list-level-properties text:space-before="4.8cm" text:min-label-width="0.6cm" style:vertical-pos="middle" style:vertical-rel="line"/>
          </text:list-level-style-image>
          <text:list-level-style-image text:level="10">
            <style:list-level-properties text:space-before="5.4cm" text:min-label-width="0.6cm" style:vertical-pos="middle" style:vertical-rel="line"/>
          </text:list-level-style-image>
        </text:list-style>
      </style:graphic-properties>
      <style:paragraph-properties fo:text-align="start"/>
      <style:text-properties fo:color="#000080" style:text-outline="false" style:text-line-through-style="none" style:text-line-through-type="none" style:font-name="DIN" fo:font-family="DIN"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4pt" style:font-style-asian="normal" style:font-weight-asian="normal" style:font-name-complex="Mangal" style:font-family-complex="Mangal" style:font-family-generic-complex="system"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8.838cm" fo:page-height="27.51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ackground" style:repeat="stretch"/>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gr2"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gr3" style:family="graphic" style:parent-style-name="standard">
      <style:graphic-properties draw:stroke="solid" svg:stroke-width="0.018cm" svg:stroke-color="#ffffff" svg:stroke-opacity="100%" draw:stroke-linejoin="round" draw:fill="none" draw:textarea-horizontal-align="left" draw:textarea-vertical-align="top" draw:auto-grow-height="false" draw:auto-grow-width="false" fo:padding-top="0.127cm" fo:padding-bottom="0.127cm" fo:padding-left="0.254cm" fo:padding-right="0.254cm" fo:wrap-option="wrap"/>
    </style:style>
    <style:style style:name="Mgr4" style:family="graphic" style:parent-style-name="Graphics">
      <style:graphic-properties draw:stroke="none" draw:fill="none" fo:clip="rect(0cm, 0cm, 0cm, 0cm)" style:mirror="none"/>
    </style:style>
    <style:style style:name="Mgr5" style:family="graphic" style:parent-style-name="standard">
      <style:graphic-properties draw:stroke="none" draw:fill="none" draw:textarea-horizontal-align="left" draw:textarea-vertical-align="middle" draw:auto-grow-height="false" draw:auto-grow-width="false" fo:padding-top="0cm" fo:padding-bottom="0cm" fo:padding-left="0cm" fo:padding-right="0.254cm" fo:wrap-option="wrap"/>
    </style:style>
    <style:style style:name="Mgr6" style:family="graphic" style:parent-style-name="Graphics">
      <style:graphic-properties draw:stroke="none" draw:fill="none" style:mirror="none"/>
    </style:style>
    <style:style style:name="M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allgemein_5f_deu-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 style:family="presentation" style:parent-style-name="allgemein_5f_deu-subtitle">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 style:family="presentation" style:parent-style-name="allgemein_5f_deu-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 style:family="presentation" style:parent-style-name="allgemein_5f_deu-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 style:family="presentation" style:parent-style-name="allgemein_5f_deu-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 style:family="presentation" style:parent-style-name="Master1-Layout2-obj-Titel-und-Inhalt-title">
      <style:graphic-properties draw:stroke="none" draw:fill="none" draw:textarea-horizontal-align="left" draw:textarea-vertical-align="bottom" draw:auto-grow-height="false" draw:auto-grow-width="false" fo:padding-top="0cm" fo:padding-bottom="0cm" fo:padding-left="0.254cm" fo:padding-right="0.254cm" fo:wrap-option="wrap"/>
    </style:style>
    <style:style style:name="Mpr7" style:family="presentation" style:parent-style-name="Master1-Layout2-obj-Titel-und-Inhalt-backgroundobjects">
      <style:graphic-properties draw:stroke="none" draw:fill="none" draw:fill-color="#ffffff" draw:auto-grow-height="false" fo:min-height="0.759cm"/>
    </style:style>
    <style:style style:name="Mpr8" style:family="presentation" style:parent-style-name="Master1-Layout2-obj-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9" style:family="presentation" style:parent-style-name="Master1-Layout2-obj-Titel-und-Inhalt-outline1">
      <style:graphic-properties fo:min-height="11.049cm"/>
    </style:style>
    <style:style style:name="Mpr10" style:family="presentation" style:parent-style-name="Master1-Layout2-obj-Titel-und-Inhal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1" style:family="presentation" style:parent-style-name="Master1-Layout2-obj-Titel-und-Inhal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2" style:family="presentation" style:parent-style-name="Master1-Layout2-obj-Titel-und-Inhal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end" fo:text-indent="0cm" style:punctuation-wrap="simple" style:writing-mode="lr-tb">
        <style:tab-stops/>
      </style:paragraph-properties>
    </style:style>
    <style:style style:name="MP3" style:family="paragraph">
      <loext:graphic-properties draw:fill="none"/>
    </style:style>
    <style:style style:name="MP4" style:family="paragraph">
      <style:paragraph-properties style:punctuation-wrap="hanging"/>
    </style:style>
    <style:style style:name="MP5" style:family="paragraph">
      <style:paragraph-properties fo:margin-left="0cm" fo:margin-right="0cm" fo:margin-top="0.494cm" fo:margin-bottom="0cm" fo:line-height="100%" fo:text-align="center" fo:text-indent="0cm" style:punctuation-wrap="hanging" style:writing-mode="lr-tb">
        <style:tab-stops/>
      </style:paragraph-properties>
      <style:text-properties style:font-name="Univers LT Std1"/>
    </style:style>
    <style:style style:name="MP6" style:family="paragraph">
      <loext:graphic-properties draw:fill="none"/>
      <style:paragraph-properties style:writing-mode="lr-tb" style:font-independent-line-spacing="true"/>
      <style:text-properties style:font-name="Univers LT Std1"/>
    </style:style>
    <style:style style:name="MP7" style:family="paragraph">
      <style:paragraph-properties fo:margin-left="0cm" fo:margin-right="0cm" fo:margin-top="0cm" fo:margin-bottom="0cm" fo:line-height="100%" fo:text-align="start" fo:text-indent="0cm" style:punctuation-wrap="hanging" style:writing-mode="lr-tb">
        <style:tab-stops/>
      </style:paragraph-properties>
      <style:text-properties style:font-name="Univers LT Std1"/>
    </style:style>
    <style:style style:name="MP8" style:family="paragraph">
      <style:paragraph-properties fo:margin-left="0cm" fo:margin-right="0cm" fo:margin-top="0.141cm" fo:margin-bottom="0cm" fo:line-height="100%" fo:text-align="start" fo:text-indent="0cm" style:punctuation-wrap="simple" style:writing-mode="lr-tb">
        <style:tab-stops/>
      </style:paragraph-properties>
    </style:style>
    <style:style style:name="MP9" style:family="paragraph">
      <style:paragraph-properties fo:margin-left="1.27cm" fo:margin-right="0cm" fo:margin-top="0.141cm" fo:margin-bottom="0cm" fo:line-height="100%" fo:text-align="start" fo:text-indent="0cm" style:punctuation-wrap="simple" style:writing-mode="lr-tb">
        <style:tab-stops/>
      </style:paragraph-properties>
    </style:style>
    <style:style style:name="MP10" style:family="paragraph">
      <style:paragraph-properties fo:margin-left="2.54cm" fo:margin-right="0cm" fo:margin-top="0.141cm" fo:margin-bottom="0cm" fo:line-height="100%" fo:text-align="start" fo:text-indent="0cm" style:punctuation-wrap="simple" style:writing-mode="lr-tb">
        <style:tab-stops/>
      </style:paragraph-properties>
    </style:style>
    <style:style style:name="MP11" style:family="paragraph">
      <style:paragraph-properties fo:margin-left="3.81cm" fo:margin-right="0cm" fo:margin-top="0.141cm" fo:margin-bottom="0cm" fo:line-height="100%" fo:text-align="start" fo:text-indent="0cm" style:punctuation-wrap="simple" style:writing-mode="lr-tb">
        <style:tab-stops/>
      </style:paragraph-properties>
    </style:style>
    <style:style style:name="MP12" style:family="paragraph">
      <style:paragraph-properties fo:margin-left="5.08cm" fo:margin-right="0cm" fo:margin-top="0.141cm" fo:margin-bottom="0cm" fo:line-height="100%" fo:text-align="start" fo:text-indent="0cm" style:punctuation-wrap="simple" style:writing-mode="lr-tb">
        <style:tab-stops/>
      </style:paragraph-properties>
    </style:style>
    <style:style style:name="MP1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4" style:family="paragraph">
      <style:paragraph-properties fo:text-align="center"/>
      <style:text-properties fo:font-size="14pt" style:font-size-asian="14pt" style:font-size-complex="14pt"/>
    </style:style>
    <style:style style:name="MP15" style:family="paragraph">
      <loext:graphic-properties draw:fill="none" draw:fill-color="#ffffff"/>
      <style:paragraph-properties fo:text-align="center"/>
      <style:text-properties fo:font-size="14pt" style:font-size-asian="14pt" style:font-size-complex="14pt"/>
    </style:style>
    <style:style style:name="MP16" style:family="paragraph">
      <style:paragraph-properties fo:margin-left="0cm" fo:margin-right="0cm" fo:margin-top="0.247cm" fo:margin-bottom="0cm" fo:line-height="100%" fo:text-align="center" fo:text-indent="0cm" style:punctuation-wrap="hanging" style:writing-mode="lr-tb">
        <style:tab-stops/>
      </style:paragraph-properties>
    </style:style>
    <style:style style:name="MP17" style:family="paragraph">
      <loext:graphic-properties draw:fill="none"/>
      <style:paragraph-properties fo:margin-left="0cm" fo:margin-right="0cm" fo:margin-top="0.247cm" fo:margin-bottom="0cm" fo:line-height="100%" fo:text-align="center" fo:text-indent="0cm" style:punctuation-wrap="hanging" style:writing-mode="lr-tb" style:font-independent-line-spacing="true">
        <style:tab-stops/>
      </style:paragraph-properties>
    </style:style>
    <style:style style:name="MP18" style:family="paragraph">
      <loext:graphic-properties draw:fill="none"/>
      <style:paragraph-properties fo:text-align="center"/>
    </style:style>
    <style:style style:name="MT1" style:family="text">
      <style:text-properties fo:color="#000000" style:text-line-through-style="none" style:text-line-through-type="none" style:text-position="0% 100%" style:font-name="Times New Roman2"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2" style:family="text">
      <style:text-properties fo:color="#e56b20" style:font-name="DIN-Bold1" fo:font-size="36pt" fo:language="de" fo:country="DE" style:letter-kerning="false" style:font-size-asian="36pt" style:font-size-complex="36pt"/>
    </style:style>
    <style:style style:name="MT3" style:family="text">
      <style:text-properties fo:color="#e56b20" style:text-line-through-style="none" style:text-line-through-type="none" style:text-position="0% 100%" style:font-name="DIN-Bold1" fo:font-size="36pt" fo:letter-spacing="normal" fo:language="de" fo:country="DE" fo:font-style="normal" style:text-underline-style="none" fo:font-weight="normal" style:text-underline-mode="continuous" style:text-overline-mode="continuous" style:text-line-through-mode="continuous" style:letter-kerning="false" style:font-size-asian="36pt" style:font-style-asian="normal" style:font-weight-asian="normal" style:font-size-complex="36pt" style:font-style-complex="normal" style:font-weight-complex="normal"/>
    </style:style>
    <style:style style:name="MT4" style:family="text">
      <style:text-properties fo:color="#e56b20" style:text-line-through-style="none" style:text-line-through-type="none" style:text-position="0% 100%" style:font-name="Univers LT Std1" fo:font-size="24pt" fo:letter-spacing="normal" fo:language="de" fo:country="DE" fo:font-style="normal" style:text-underline-style="none" fo:font-weight="normal" style:text-underline-mode="continuous" style:text-overline-mode="continuous" style:text-line-through-mode="continuous" style:letter-kerning="false" style:font-size-asian="24pt" style:font-style-asian="normal" style:font-weight-asian="normal" style:font-name-complex="Univers 45 Light3" style:font-size-complex="24pt" style:font-style-complex="normal" style:font-weight-complex="normal"/>
    </style:style>
    <style:style style:name="MT5" style:family="text">
      <style:text-properties fo:color="#ffffff" style:text-line-through-style="none" style:text-line-through-type="none" style:text-position="0% 100%" style:font-name="Univers LT Std1" fo:font-size="11pt" fo:letter-spacing="normal" fo:language="en" fo:country="US" fo:font-style="normal" style:text-underline-style="none" fo:font-weight="normal" style:text-underline-mode="continuous" style:text-overline-mode="continuous" style:text-line-through-mode="continuous" style:letter-kerning="true" style:font-name-asian="Verdana" style:font-size-asian="11pt" style:font-style-asian="normal" style:font-weight-asian="normal" style:font-name-complex="Verdana" style:font-size-complex="11pt" style:font-style-complex="normal" style:font-weight-complex="normal"/>
    </style:style>
    <style:style style:name="MT6" style:family="text">
      <style:text-properties fo:color="#000000" style:text-line-through-style="none" style:text-line-through-type="none" style:text-position="0% 100%" style:font-name="Times New Roman3"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2pt" style:font-style-asian="normal" style:font-weight-asian="normal" style:font-name-complex="ＭＳ Ｐゴシック1" style:font-size-complex="12pt" style:font-style-complex="normal" style:font-weight-complex="normal"/>
    </style:style>
    <style:style style:name="MT7" style:family="text">
      <style:text-properties fo:color="#000000" style:text-line-through-style="none" style:text-line-through-type="none" style:text-position="0% 100%" style:font-name="Times New Roman3" fo:font-size="12pt" fo:letter-spacing="normal" fo:language="en" fo:country="US" fo:font-style="normal" style:text-underline-style="none" fo:font-weight="normal" style:text-underline-mode="continuous" style:text-overline-mode="continuous" style:text-line-through-mode="continuous" style:letter-kerning="true" style:font-name-asian="ＭＳ Ｐゴシック1" style:font-size-asian="12pt" style:font-style-asian="normal" style:font-weight-asian="normal" style:font-size-complex="12pt" style:font-style-complex="normal" style:font-weight-complex="normal"/>
    </style:style>
    <style:style style:name="MT8" style:family="text">
      <style:text-properties fo:color="#001d4b" style:text-line-through-style="none" style:text-line-through-type="none" style:text-position="0% 100%" style:font-name="DIN-Bold1" fo:font-size="24pt" fo:letter-spacing="normal" fo:language="de" fo:country="DE" fo:font-style="normal" style:text-underline-style="none" fo:font-weight="normal" style:text-underline-mode="continuous" style:text-overline-mode="continuous" style:text-line-through-mode="continuous" style:letter-kerning="false" style:font-size-asian="24pt" style:font-style-asian="normal" style:font-weight-asian="normal" style:font-size-complex="24pt" style:font-style-complex="normal" style:font-weight-complex="normal"/>
    </style:style>
    <style:style style:name="MT9" style:family="text">
      <style:text-properties fo:font-size="14pt" style:font-size-asian="14pt" style:font-size-complex="14pt"/>
    </style:style>
    <style:style style:name="MT10" style:family="text">
      <style:text-properties fo:color="#000000" style:text-line-through-style="none" style:text-line-through-type="none" style:text-position="0% 100%" style:font-name="Univers 45 Light"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image text:level="1">
        <style:list-level-properties style:vertical-pos="middle" style:vertical-rel="line"/>
      </text:list-level-style-image>
      <text:list-level-style-image text:level="2" xlink:href="Pictures/10000201000000BE000000BE9F67E86A3DC02520.png" xlink:type="simple" xlink:show="embed" xlink:actuate="onLoad">
        <style:list-level-properties text:space-before="0.6cm" text:min-label-width="0.6cm" style:vertical-pos="middle" style:vertical-rel="line" fo:width="0.5cm" fo:height="0.5cm"/>
      </text:list-level-style-image>
      <text:list-level-style-bullet text:level="3" text:bullet-char="−">
        <style:list-level-properties text:space-before="1.2cm" text:min-label-width="0.6cm"/>
        <style:text-properties fo:font-family="'Segoe UI'" style:font-style-name="Standard" fo:color="#000000" fo:font-size="50%"/>
      </text:list-level-style-bullet>
      <text:list-level-style-bullet text:level="4" text:bullet-char="●">
        <style:list-level-properties text:space-before="1.8cm" text:min-label-width="0.6cm"/>
        <style:text-properties fo:font-family="'Segoe UI'" style:font-style-name="Standard" fo:color="#000000" fo:font-size="50%"/>
      </text:list-level-style-bullet>
      <text:list-level-style-bullet text:level="5" text:bullet-char="−">
        <style:list-level-properties text:space-before="2.4cm" text:min-label-width="0.6cm"/>
        <style:text-properties fo:font-family="'Times New Roman'" style:font-style-name="Standard" style:font-family-generic="roman" fo:color="#000000" fo:font-size="35%"/>
      </text:list-level-style-bullet>
      <text:list-level-style-image text:level="6">
        <style:list-level-properties text:space-before="3cm" text:min-label-width="0.6cm" style:vertical-pos="middle" style:vertical-rel="line"/>
      </text:list-level-style-image>
      <text:list-level-style-image text:level="7">
        <style:list-level-properties text:space-before="3.6cm" text:min-label-width="0.6cm" style:vertical-pos="middle" style:vertical-rel="line"/>
      </text:list-level-style-image>
      <text:list-level-style-image text:level="8">
        <style:list-level-properties text:space-before="4.2cm" text:min-label-width="0.6cm" style:vertical-pos="middle" style:vertical-rel="line"/>
      </text:list-level-style-image>
      <text:list-level-style-image text:level="9">
        <style:list-level-properties text:space-before="4.8cm" text:min-label-width="0.6cm" style:vertical-pos="middle" style:vertical-rel="line"/>
      </text:list-level-style-image>
      <text:list-level-style-image text:level="10">
        <style:list-level-properties text:space-before="5.4cm" text:min-label-width="0.6cm" style:vertical-pos="middle" style:vertical-rel="line"/>
      </text:list-level-style-image>
    </text:list-style>
    <text:list-style style:name="ML6">
      <text:list-level-style-image text:level="1" xlink:href="Pictures/100000000000000D0000000D71E94F11921A5DE8.png" xlink:type="simple" xlink:show="embed" xlink:actuate="onLoad">
        <style:list-level-properties text:space-before="0.61cm" text:min-label-width="0.889cm" style:vertical-pos="middle" style:vertical-rel="line" fo:width="0.508cm" fo:height="0.508cm"/>
      </text:list-level-style-image>
      <text:list-level-style-bullet text:level="2" text:bullet-char="–">
        <style:list-level-properties text:space-before="1.6cm" text:min-label-width="0.9cm"/>
        <style:text-properties style:font-name="Times New Roman" fo:color="#c0c0c0" fo:font-size="100%"/>
      </text:list-level-style-bullet>
      <text:list-level-style-bullet text:level="3" text:bullet-char="●">
        <style:list-level-properties text:space-before="2.9cm" text:min-label-width="0.8cm"/>
        <style:text-properties fo:font-family="'Segoe UI'" style:font-style-name="Standard" fo:color="#c0c0c0" fo:font-size="45%"/>
      </text:list-level-style-bullet>
      <text:list-level-style-bullet text:level="4" text:bullet-char="-">
        <style:list-level-properties text:space-before="4.3cm" text:min-label-width="0.6cm"/>
        <style:text-properties fo:font-family="'Segoe UI'" style:font-style-name="Standard" fo:color="#c0c0c0" fo:font-size="88%"/>
      </text:list-level-style-bullet>
      <text:list-level-style-bullet text:level="5" text:bullet-char="–">
        <style:list-level-properties text:space-before="5.4cm" text:min-label-width="0.6cm"/>
        <style:text-properties fo:font-family="'Segoe UI'" style:font-style-name="Standard" fo:color="#c0c0c0" fo:font-size="75%"/>
      </text:list-level-style-bullet>
      <text:list-level-style-bullet text:level="6" text:bullet-char="●">
        <style:list-level-properties text:space-before="6.6cm" text:min-label-width="0.6cm"/>
        <style:text-properties fo:font-family="StarSymbol" fo:color="#c0c0c0" fo:font-size="45%"/>
      </text:list-level-style-bullet>
      <text:list-level-style-bullet text:level="7" text:bullet-char="●">
        <style:list-level-properties text:space-before="7.8cm" text:min-label-width="0.6cm"/>
        <style:text-properties fo:font-family="StarSymbol" fo:color="#c0c0c0" fo:font-size="45%"/>
      </text:list-level-style-bullet>
      <text:list-level-style-bullet text:level="8" text:bullet-char="●">
        <style:list-level-properties text:space-before="9cm" text:min-label-width="0.6cm"/>
        <style:text-properties fo:font-family="StarSymbol" fo:color="#c0c0c0" fo:font-size="45%"/>
      </text:list-level-style-bullet>
      <text:list-level-style-bullet text:level="9" text:bullet-char="●">
        <style:list-level-properties text:space-before="10.2cm" text:min-label-width="0.6cm"/>
        <style:text-properties fo:font-family="StarSymbol" fo:color="#c0c0c0" fo:font-size="45%"/>
      </text:list-level-style-bullet>
      <text:list-level-style-bullet text:level="10" text:bullet-char="●">
        <style:list-level-properties text:space-before="11.4cm" text:min-label-width="0.6cm"/>
        <style:text-properties fo:font-family="StarSymbol" fo:color="#c0c0c0"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 draw:name="Master2-bg"/>
    </draw:layer-set>
    <style:handout-master presentation:presentation-page-layout-name="AL0T26" style:page-layout-name="PM0" draw:style-name="Mdp3">
      <draw:frame draw:name="Rectangle 2" draw:style-name="Mgr1" draw:text-style-name="MP1" draw:layer="backgroundobjects" svg:width="8.162cm" svg:height="1.376cm" svg:x="0cm" svg:y="0cm" presentation:class="header">
        <draw:text-box>
          <text:p/>
        </draw:text-box>
      </draw:frame>
      <draw:frame draw:name="Rectangle 3" draw:style-name="Mgr1" draw:text-style-name="MP1" draw:layer="backgroundobjects" svg:width="8.162cm" svg:height="1.376cm" svg:x="10.676cm" svg:y="0cm" presentation:class="date-time">
        <draw:text-box>
          <text:p/>
        </draw:text-box>
      </draw:frame>
      <draw:frame draw:name="Rectangle 4" draw:style-name="Mgr2" draw:text-style-name="MP1" draw:layer="backgroundobjects" svg:width="8.162cm" svg:height="1.376cm" svg:x="0cm" svg:y="26.141cm" presentation:class="footer">
        <draw:text-box>
          <text:p/>
        </draw:text-box>
      </draw:frame>
      <draw:frame draw:name="Rectangle 5" draw:style-name="Mgr2" draw:text-style-name="MP1" draw:layer="backgroundobjects" svg:width="8.162cm" svg:height="1.376cm" svg:x="10.676cm" svg:y="26.141cm" presentation:class="page-number">
        <draw:text-box>
          <text:p text:style-name="MP2"><text:span text:style-name="MT1"><text:page-number>&lt;Foliennummer&gt;</text:page-number></text:span></text:p>
        </draw:text-box>
      </draw:frame>
      <draw:page-thumbnail draw:layer="backgroundobjects" svg:width="7.918cm" svg:height="5.938cm" svg:x="1cm" svg:y="2.866cm"/>
      <draw:page-thumbnail draw:layer="backgroundobjects" svg:width="7.918cm" svg:height="5.938cm" svg:x="1cm" svg:y="10.788cm"/>
      <draw:page-thumbnail draw:layer="backgroundobjects" svg:width="7.918cm" svg:height="5.938cm" svg:x="1cm" svg:y="18.71cm"/>
      <draw:page-thumbnail draw:layer="backgroundobjects" svg:width="7.918cm" svg:height="5.938cm" svg:x="9.919cm" svg:y="2.866cm"/>
      <draw:page-thumbnail draw:layer="backgroundobjects" svg:width="7.918cm" svg:height="5.938cm" svg:x="9.919cm" svg:y="10.788cm"/>
      <draw:page-thumbnail draw:layer="backgroundobjects" svg:width="7.918cm" svg:height="5.938cm" svg:x="9.919cm" svg:y="18.71cm"/>
    </style:handout-master>
    <style:master-page style:name="allgemein_5f_deu" style:display-name="allgemein_deu" style:page-layout-name="PM1" draw:style-name="Mdp1">
      <office:forms form:automatic-focus="false" form:apply-design-mode="false"/>
      <draw:custom-shape draw:name="Line 2" draw:style-name="Mgr3" draw:text-style-name="MP1" draw:layer="backgroundobjects" svg:width="25.4cm" svg:height="0.001cm" svg:x="-0.035cm" svg:y="3.24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3" draw:style-name="Mgr3" draw:text-style-name="MP1" draw:layer="backgroundobjects" svg:width="25.4cm" svg:height="0.001cm" svg:x="0cm" svg:y="3.73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4" draw:style-name="Mgr4" draw:text-style-name="MP3" draw:layer="backgroundobjects" svg:width="5.292cm" svg:height="1.552cm" svg:x="0.988cm" svg:y="1.217cm">
        <draw:image xlink:href="Pictures/10000201000001CA000000863AD3BAC9B149B2CE.png" xlink:type="simple" xlink:show="embed" xlink:actuate="onLoad">
          <text:p/>
        </draw:image>
        <svg:desc>TU_Logo_90_SW</svg:desc>
      </draw:frame>
      <draw:frame draw:name="Rectangle 5" presentation:style-name="Mpr1" draw:text-style-name="MP1" draw:layer="backgroundobjects" svg:width="23.601cm" svg:height="4.064cm" svg:x="1cm" svg:y="4.318cm" presentation:class="title">
        <draw:text-box>
          <text:p text:style-name="MP4"><text:span text:style-name="MT2">Vergleich</text:span><text:span text:style-name="MT3"> paralleler Programmiersprachen</text:span></text:p>
        </draw:text-box>
      </draw:frame>
      <draw:frame draw:name="Rectangle 7" presentation:style-name="Mpr2" draw:text-style-name="MP6" draw:layer="backgroundobjects" svg:width="23.601cm" svg:height="2.8cm" svg:x="0.899cm" svg:y="8.2cm" presentation:class="subtitle">
        <draw:text-box>
          <text:p text:style-name="MP5"><text:span text:style-name="MT4">Am Beispiel des Quadratischen Siebs</text:span></text:p>
        </draw:text-box>
      </draw:frame>
      <draw:custom-shape draw:name="Rectangle 13" draw:style-name="Mgr5" draw:text-style-name="MP6" draw:layer="backgroundobjects" svg:width="19.994cm" svg:height="0.45cm" svg:x="2.703cm" svg:y="3.25cm">
        <text:p text:style-name="MP7"><text:span text:style-name="MT5">Zentrum für Informationsdienste und Hochleistungsrechnen (ZIH)</text:span></text:p>
        <draw:enhanced-geometry svg:viewBox="0 0 21600 21600" draw:type="non-primitive" draw:enhanced-path="M 0 0 L 21600 0 21600 21600 0 21600 Z N"/>
      </draw:custom-shape>
      <draw:frame presentation:style-name="allgemein_5f_deu-outline1" draw:layer="backgroundobjects" svg:width="0.5cm" svg:height="100cm" svg:x="0cm" svg:y="18.55cm" presentation:class="outline" presentation:placeholder="true">
        <draw:text-box draw:corner-radius="0.23cm"/>
      </draw:frame>
      <presentation:notes style:page-layout-name="PM0">
        <office:forms form:automatic-focus="false" form:apply-design-mode="false"/>
        <draw:frame draw:name="Rectangle 2" presentation:style-name="Mpr3" draw:text-style-name="MP1" draw:layer="backgroundobjects" svg:width="8.162cm" svg:height="1.376cm" svg:x="0cm" svg:y="0cm" presentation:class="header">
          <draw:text-box>
            <text:p/>
          </draw:text-box>
        </draw:frame>
        <draw:frame draw:name="Rectangle 3" presentation:style-name="Mpr3" draw:text-style-name="MP1" draw:layer="backgroundobjects" svg:width="8.162cm" svg:height="1.376cm" svg:x="10.676cm" svg:y="0cm" presentation:class="date-time">
          <draw:text-box>
            <text:p/>
          </draw:text-box>
        </draw:frame>
        <draw:page-thumbnail draw:name="Rectangle 4" presentation:style-name="allgemein_5f_deu-title" draw:layer="backgroundobjects" svg:width="13.758cm" svg:height="10.319cm" svg:x="2.54cm" svg:y="2.064cm" presentation:class="page"/>
        <draw:frame draw:name="Rectangle 5" presentation:style-name="Mpr4" draw:text-style-name="MP1" draw:layer="backgroundobjects" svg:width="13.811cm" svg:height="12.383cm" svg:x="2.514cm" svg:y="13.07cm" presentation:class="notes">
          <draw:text-box>
            <text:p text:style-name="MP8"><text:span text:style-name="MT6">Klicken Sie, um die Formate des Vorlagentextes zu bearbeiten</text:span></text:p>
            <text:list text:style-name="ML4">
              <text:list-item>
                <text:list>
                  <text:list-item>
                    <text:p text:style-name="MP9"><text:span text:style-name="MT7">Zweite Ebene</text:span></text:p>
                    <text:list>
                      <text:list-item>
                        <text:p text:style-name="MP10"><text:span text:style-name="MT7">Dritte Ebene</text:span></text:p>
                        <text:list>
                          <text:list-item>
                            <text:p text:style-name="MP11"><text:span text:style-name="MT7">Vierte Ebene</text:span></text:p>
                            <text:list>
                              <text:list-item>
                                <text:p text:style-name="MP12"><text:span text:style-name="MT7">Fünfte Ebene</text:span></text:p>
                              </text:list-item>
                            </text:list>
                          </text:list-item>
                        </text:list>
                      </text:list-item>
                    </text:list>
                  </text:list-item>
                </text:list>
              </text:list-item>
            </text:list>
          </draw:text-box>
        </draw:frame>
        <draw:frame draw:name="Rectangle 6" presentation:style-name="Mpr5" draw:text-style-name="MP1" draw:layer="backgroundobjects" svg:width="8.162cm" svg:height="1.376cm" svg:x="0cm" svg:y="26.141cm" presentation:class="footer">
          <draw:text-box>
            <text:p/>
          </draw:text-box>
        </draw:frame>
        <draw:frame draw:name="Rectangle 7" presentation:style-name="Mpr5" draw:text-style-name="MP1" draw:layer="backgroundobjects" svg:width="8.162cm" svg:height="1.376cm" svg:x="10.676cm" svg:y="26.141cm" presentation:class="page-number">
          <draw:text-box>
            <text:p text:style-name="MP2"><text:span text:style-name="MT1"><text:page-number>&lt;Foliennummer&gt;</text:page-number></text:span></text:p>
          </draw:text-box>
        </draw:frame>
      </presentation:notes>
    </style:master-page>
    <style:master-page style:name="Master1-Layout2-obj-Titel-und-Inhalt" style:page-layout-name="PM1" draw:style-name="Mdp2">
      <office:forms form:automatic-focus="false" form:apply-design-mode="false"/>
      <draw:frame draw:name="Picture 6" draw:style-name="Mgr4" draw:text-style-name="MP3" draw:layer="Master1-bg" svg:width="23.751cm" svg:height="0.168cm" svg:x="0.798cm" svg:y="1.358cm">
        <draw:image xlink:href="Pictures/1000000000000E9A0000001BCD3974EF61C6F41F.png" xlink:type="simple" xlink:show="embed" xlink:actuate="onLoad">
          <text:p/>
        </draw:image>
        <svg:desc>ZIH_folien-layout-print1</svg:desc>
      </draw:frame>
      <draw:frame draw:name="Bild 18" draw:style-name="Mgr6" draw:text-style-name="MP3" draw:layer="Master1-bg" svg:width="5.201cm" svg:height="1.526cm" svg:x="0.6cm" svg:y="17.126cm">
        <draw:image xlink:href="Pictures/1000000000000295000000C2AA5C09C5813DC296.jpg" xlink:type="simple" xlink:show="embed" xlink:actuate="onLoad">
          <text:p/>
        </draw:image>
        <svg:desc>logo_blau_661x194.jpg</svg:desc>
      </draw:frame>
      <draw:frame draw:name="Bild 19" draw:style-name="Mgr6" draw:text-style-name="MP3" draw:layer="Master1-bg" svg:width="4.896cm" svg:height="2.984cm" svg:x="20cm" svg:y="15.8cm">
        <draw:image xlink:href="Pictures/1000020100000A9300000672601ADAC5F99D5349.png" xlink:type="simple" xlink:show="embed" xlink:actuate="onLoad">
          <text:p/>
        </draw:image>
        <svg:desc>zih_logo_de.png</svg:desc>
      </draw:frame>
      <draw:frame draw:name="Titel 1" presentation:style-name="Mpr6" draw:text-style-name="MP1" draw:layer="backgroundobjects" svg:width="23.697cm" svg:height="1.151cm" svg:x="0.9cm" svg:y="0.207cm" presentation:class="title">
        <draw:text-box>
          <text:p text:style-name="MP13"><text:span text:style-name="MT8">Überschrift</text:span></text:p>
        </draw:text-box>
      </draw:frame>
      <draw:frame draw:name="Inhaltsplatzhalter 2" presentation:style-name="Master1-Layout2-obj-Titel-und-Inhalt-title" draw:layer="backgroundobjects" svg:width="11cm" svg:height="9.475cm" svg:x="6.5cm" svg:y="-9.525cm" presentation:class="title" presentation:placeholder="true">
        <draw:text-box/>
      </draw:frame>
      <draw:frame presentation:style-name="Mpr7" draw:text-style-name="MP15" draw:layer="backgroundobjects" svg:width="8.043cm" svg:height="0.758cm" svg:x="8.7cm" svg:y="18.08cm" presentation:class="footer">
        <draw:text-box>
          <text:p text:style-name="MP14"><text:span text:style-name="MT9"><presentation:footer/></text:span></text:p>
        </draw:text-box>
      </draw:frame>
      <draw:frame draw:name="Foliennummernplatzhalter 3" presentation:style-name="Mpr8" draw:text-style-name="MP17" draw:layer="backgroundobjects" svg:width="1.057cm" svg:height="0.76cm" svg:x="12.151cm" svg:y="18.158cm" presentation:class="page-number">
        <draw:text-box>
          <text:p text:style-name="MP16"><text:span text:style-name="MT10"><text:page-number>&lt;Foliennummer&gt;</text:page-number></text:span></text:p>
        </draw:text-box>
      </draw:frame>
      <draw:frame presentation:style-name="Mpr9" draw:layer="backgroundobjects" svg:width="23.5cm" svg:height="11.049cm" svg:x="0.5cm" svg:y="2cm" presentation:class="outline">
        <draw:text-box>
          <text:list text:style-name="ML6">
            <text:list-item>
              <text:p>Format des Gliederungstextes durch Klicken bearbeiten</text:p>
              <text:list>
                <text:list-item>
                  <text:p>Zweite Gliederungsebene</text:p>
                  <text:list>
                    <text:list-item>
                      <text:p>Dritte Gliederungsebene</text:p>
                      <text:list>
                        <text:list-item>
                          <text:p>Vierte Gliederungsebene</text:p>
                          <text:list>
                            <text:list-item>
                              <text:p>Fünfte Gliederungsebene</text:p>
                              <text:list>
                                <text:list-item>
                                  <text:p>Sechste Gliederungsebene</text:p>
                                  <text:list>
                                    <text:list-item>
                                      <text:p>Siebte Gliederungsebene</text:p>
                                    </text:list-item>
                                  </text:list>
                                </text:list-item>
                              </text:list>
                            </text:list-item>
                          </text:list>
                        </text:list-item>
                      </text:list>
                    </text:list-item>
                  </text:list>
                </text:list-item>
              </text:list>
            </text:list-item>
          </text:list>
        </draw:text-box>
      </draw:frame>
      <draw:frame draw:style-name="Mgr7" draw:text-style-name="MP18" draw:layer="backgroundobjects" svg:width="13.605cm" svg:height="0.038cm" svg:x="5.895cm" svg:y="17.962cm">
        <draw:image xlink:href="Pictures/2000010E0000352600000027FE1BEE0835C58AA0.svm" xlink:type="simple" xlink:show="embed" xlink:actuate="onLoad">
          <text:p/>
        </draw:image>
      </draw:frame>
      <presentation:notes style:page-layout-name="PM0">
        <office:forms form:automatic-focus="false" form:apply-design-mode="false"/>
        <draw:frame draw:name="Rectangle 2" presentation:style-name="Mpr10" draw:text-style-name="MP1" draw:layer="backgroundobjects" svg:width="8.162cm" svg:height="1.376cm" svg:x="0cm" svg:y="0cm" presentation:class="header">
          <draw:text-box>
            <text:p/>
          </draw:text-box>
        </draw:frame>
        <draw:frame draw:name="Rectangle 3" presentation:style-name="Mpr10" draw:text-style-name="MP1" draw:layer="backgroundobjects" svg:width="8.162cm" svg:height="1.376cm" svg:x="10.676cm" svg:y="0cm" presentation:class="date-time">
          <draw:text-box>
            <text:p/>
          </draw:text-box>
        </draw:frame>
        <draw:page-thumbnail draw:name="Rectangle 4" presentation:style-name="Master1-Layout2-obj-Titel-und-Inhalt-title" draw:layer="backgroundobjects" svg:width="13.758cm" svg:height="10.319cm" svg:x="2.54cm" svg:y="2.064cm" presentation:class="page"/>
        <draw:frame draw:name="Rectangle 5" presentation:style-name="Mpr11" draw:text-style-name="MP1" draw:layer="backgroundobjects" svg:width="13.811cm" svg:height="12.383cm" svg:x="2.514cm" svg:y="13.07cm" presentation:class="notes">
          <draw:text-box>
            <text:p text:style-name="MP8"><text:span text:style-name="MT6">Klicken Sie, um die Formate des Vorlagentextes zu bearbeiten</text:span></text:p>
            <text:list text:style-name="ML4">
              <text:list-item>
                <text:list>
                  <text:list-item>
                    <text:p text:style-name="MP9"><text:span text:style-name="MT7">Zweite Ebene</text:span></text:p>
                    <text:list>
                      <text:list-item>
                        <text:p text:style-name="MP10"><text:span text:style-name="MT7">Dritte Ebene</text:span></text:p>
                        <text:list>
                          <text:list-item>
                            <text:p text:style-name="MP11"><text:span text:style-name="MT7">Vierte Ebene</text:span></text:p>
                            <text:list>
                              <text:list-item>
                                <text:p text:style-name="MP12"><text:span text:style-name="MT7">Fünfte Ebene</text:span></text:p>
                              </text:list-item>
                            </text:list>
                          </text:list-item>
                        </text:list>
                      </text:list-item>
                    </text:list>
                  </text:list-item>
                </text:list>
              </text:list-item>
            </text:list>
          </draw:text-box>
        </draw:frame>
        <draw:frame draw:name="Rectangle 6" presentation:style-name="Mpr12" draw:text-style-name="MP1" draw:layer="backgroundobjects" svg:width="8.162cm" svg:height="1.376cm" svg:x="0cm" svg:y="26.141cm" presentation:class="footer">
          <draw:text-box>
            <text:p/>
          </draw:text-box>
        </draw:frame>
        <draw:frame draw:name="Rectangle 7" presentation:style-name="Mpr12" draw:text-style-name="MP1" draw:layer="backgroundobjects" svg:width="8.162cm" svg:height="1.376cm" svg:x="10.676cm" svg:y="26.141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3.2$Linux_X86_64 LibreOffice_project/10m0$Build-2</meta:generator>
    <dc:title>PowerPoint-Präsentation</dc:title>
    <meta:creation-date>2012-01-26T13:39:15</meta:creation-date>
    <meta:editing-cycles>627</meta:editing-cycles>
    <meta:editing-duration>P5DT12H1M23S</meta:editing-duration>
    <dc:date>2016-06-13T01:44:57.719009856</dc:date>
    <dc:creator>Jan Stephan</dc:creator>
    <meta:document-statistic meta:object-count="133"/>
    <meta:template xlink:type="simple" xlink:actuate="onRequest" xlink:title="PowerPoint-Präsentation" xlink:href="../../../../../../uni/ws1112/usr/lib/libreoffice/basis3.4/share/template/en-US/presnt/allgemein_deu.otp" meta:date="2012-01-17T13:57:52.650000000"/>
  </office:meta>
</office:document-meta>
</file>